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1.6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7742596.008231398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Tempo mit Komma</text:p>
          </table:table-cell>
          <table:table-cell office:value-type="string" calcext:value-type="string">
            <text:p>,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0.7333765773864</text:p>
          </table:table-cell>
          <table:table-cell office:value-type="string" calcext:value-type="string">
            <text:p>14670.357090816886</text:p>
          </table:table-cell>
          <table:table-cell office:value-type="string" calcext:value-type="string">
            <text:p>101.20947618275852</text:p>
          </table:table-cell>
          <table:table-cell office:value-type="string" calcext:value-type="string">
            <text:p>-0.0166554508191173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];&quot;###,##&quot;);[.$L$1])" office:value-type="string" office:string-value="0.0," calcext:value-type="string">
            <text:p>0.0,</text:p>
          </table:table-cell>
          <table:table-cell table:formula="of:=CONCATENATE(TEXT([.C2];&quot;###,##&quot;);[.$L$1])" office:value-type="string" office:string-value="7.5," calcext:value-type="string">
            <text:p>7.5,</text:p>
          </table:table-cell>
          <table:table-cell table:style-name="ce1" table:formula="of:=CONCATENATE([.A2];[.$L$1])" office:value-type="string" office:string-value="0," calcext:value-type="string">
            <text:p>0,</text:p>
          </table:table-cell>
          <table:table-cell table:formula="of:=CONCATENATE([.D2];[.$L$1])" office:value-type="string" office:string-value="640.7333765773864," calcext:value-type="string">
            <text:p>640.7333765773864,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table:formula="of:=CONCATENATE([.O2];[.$L$1])" office:value-type="string" office:string-value="0," calcext:value-type="string">
            <text:p>0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8.8925614620075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1212495428316</text:p>
          </table:table-cell>
          <table:table-cell office:value-type="string" calcext:value-type="string">
            <text:p>14903.413978901544</text:p>
          </table:table-cell>
          <table:table-cell office:value-type="string" calcext:value-type="string">
            <text:p>101.06136656267208</text:p>
          </table:table-cell>
          <table:table-cell office:value-type="string" calcext:value-type="string">
            <text:p>-0.0091210109309029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]; &quot;###,##&quot;);[.$L$1])" office:value-type="string" office:string-value="8.89256146200753," calcext:value-type="string">
            <text:p>8.89256146200753,</text:p>
          </table:table-cell>
          <table:table-cell table:formula="of:=CONCATENATE(TEXT([.C3];&quot;###,##&quot;);[.$L$1])" office:value-type="string" office:string-value="7.5," calcext:value-type="string">
            <text:p>7.5,</text:p>
          </table:table-cell>
          <table:table-cell table:style-name="ce1" table:formula="of:=CONCATENATE([.A3];[.$L$1])" office:value-type="string" office:string-value="4," calcext:value-type="string">
            <text:p>4,</text:p>
          </table:table-cell>
          <table:table-cell table:formula="of:=CONCATENATE([.D3];[.$L$1])" office:value-type="string" office:string-value="641.1212495428316," calcext:value-type="string">
            <text:p>641.1212495428316,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CONCATENATE([.O3];[.$L$1])" office:value-type="string" office:string-value="10," calcext:value-type="string">
            <text:p>10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8.049245409585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2.079539558853</text:p>
          </table:table-cell>
          <table:table-cell office:value-type="string" calcext:value-type="string">
            <text:p>14879.101199817966</text:p>
          </table:table-cell>
          <table:table-cell office:value-type="string" calcext:value-type="string">
            <text:p>101.20947618275852</text:p>
          </table:table-cell>
          <table:table-cell office:value-type="string" calcext:value-type="string">
            <text:p>0.0094937912451149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];&quot;###,##&quot;);[.$L$1])" office:value-type="string" office:string-value="18.0492454095853," calcext:value-type="string">
            <text:p>18.0492454095853,</text:p>
          </table:table-cell>
          <table:table-cell table:formula="of:=CONCATENATE(TEXT([.C4];&quot;###,##&quot;);[.$L$1])" office:value-type="string" office:string-value="7.5," calcext:value-type="string">
            <text:p>7.5,</text:p>
          </table:table-cell>
          <table:table-cell table:style-name="ce1" table:formula="of:=CONCATENATE([.A4];[.$L$1])" office:value-type="string" office:string-value="8," calcext:value-type="string">
            <text:p>8,</text:p>
          </table:table-cell>
          <table:table-cell table:formula="of:=CONCATENATE([.D4];[.$L$1])" office:value-type="string" office:string-value="642.079539558853," calcext:value-type="string">
            <text:p>642.079539558853,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table:formula="of:=CONCATENATE([.O4];[.$L$1])" office:value-type="string" office:string-value="20," calcext:value-type="string">
            <text:p>20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6.589693849737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979921297802</text:p>
          </table:table-cell>
          <table:table-cell office:value-type="string" calcext:value-type="string">
            <text:p>14983.665297616613</text:p>
          </table:table-cell>
          <table:table-cell office:value-type="string" calcext:value-type="string">
            <text:p>100.92769813539195</text:p>
          </table:table-cell>
          <table:table-cell office:value-type="string" calcext:value-type="string">
            <text:p>0.0075587045891123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];&quot;###,##&quot;);[.$L$1])" office:value-type="string" office:string-value="26.5896938497377," calcext:value-type="string">
            <text:p>26.5896938497377,</text:p>
          </table:table-cell>
          <table:table-cell table:formula="of:=CONCATENATE(TEXT([.C5];&quot;###,##&quot;);[.$L$1])" office:value-type="string" office:string-value="7.5," calcext:value-type="string">
            <text:p>7.5,</text:p>
          </table:table-cell>
          <table:table-cell table:style-name="ce1" table:formula="of:=CONCATENATE([.A5];[.$L$1])" office:value-type="string" office:string-value="18," calcext:value-type="string">
            <text:p>18,</text:p>
          </table:table-cell>
          <table:table-cell table:formula="of:=CONCATENATE([.D5];[.$L$1])" office:value-type="string" office:string-value="641.979921297802," calcext:value-type="string">
            <text:p>641.979921297802,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table:formula="of:=CONCATENATE([.O5];[.$L$1])" office:value-type="string" office:string-value="30," calcext:value-type="string">
            <text:p>30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6.675358244073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2.4077828310627</text:p>
          </table:table-cell>
          <table:table-cell office:value-type="string" calcext:value-type="string">
            <text:p>14721.908773128214</text:p>
          </table:table-cell>
          <table:table-cell office:value-type="string" calcext:value-type="string">
            <text:p>101.07951973902479</text:p>
          </table:table-cell>
          <table:table-cell office:value-type="string" calcext:value-type="string">
            <text:p>0.0158699231839215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];&quot;###,##&quot;);[.$L$1])" office:value-type="string" office:string-value="46.6753582440737," calcext:value-type="string">
            <text:p>46.6753582440737,</text:p>
          </table:table-cell>
          <table:table-cell table:formula="of:=CONCATENATE(TEXT([.C6];&quot;###,##&quot;);[.$L$1])" office:value-type="string" office:string-value="7.5," calcext:value-type="string">
            <text:p>7.5,</text:p>
          </table:table-cell>
          <table:table-cell table:style-name="ce1" table:formula="of:=CONCATENATE([.A6];[.$L$1])" office:value-type="string" office:string-value="24," calcext:value-type="string">
            <text:p>24,</text:p>
          </table:table-cell>
          <table:table-cell table:formula="of:=CONCATENATE([.D6];[.$L$1])" office:value-type="string" office:string-value="642.4077828310627," calcext:value-type="string">
            <text:p>642.4077828310627,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table:formula="of:=CONCATENATE([.O6];[.$L$1])" office:value-type="string" office:string-value="40," calcext:value-type="string">
            <text:p>40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9.9733229486551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3338731481371</text:p>
          </table:table-cell>
          <table:table-cell office:value-type="string" calcext:value-type="string">
            <text:p>15037.721279126874</text:p>
          </table:table-cell>
          <table:table-cell office:value-type="string" calcext:value-type="string">
            <text:p>100.92769813539195</text:p>
          </table:table-cell>
          <table:table-cell office:value-type="string" calcext:value-type="string">
            <text:p>-0.0049907932676268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];&quot;###,##&quot;);[.$L$1])" office:value-type="string" office:string-value="59.9733229486551," calcext:value-type="string">
            <text:p>59.9733229486551,</text:p>
          </table:table-cell>
          <table:table-cell table:formula="of:=CONCATENATE(TEXT([.C7];&quot;###,##&quot;);[.$L$1])" office:value-type="string" office:string-value="7.5," calcext:value-type="string">
            <text:p>7.5,</text:p>
          </table:table-cell>
          <table:table-cell table:style-name="ce1" table:formula="of:=CONCATENATE([.A7];[.$L$1])" office:value-type="string" office:string-value="26," calcext:value-type="string">
            <text:p>26,</text:p>
          </table:table-cell>
          <table:table-cell table:formula="of:=CONCATENATE([.D7];[.$L$1])" office:value-type="string" office:string-value="641.3338731481371," calcext:value-type="string">
            <text:p>641.3338731481371,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table:formula="of:=CONCATENATE([.O7];[.$L$1])" office:value-type="string" office:string-value="50," calcext:value-type="string">
            <text:p>50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4.152264664365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2.6283869221432</text:p>
          </table:table-cell>
          <table:table-cell office:value-type="string" calcext:value-type="string">
            <text:p>14676.273215378365</text:p>
          </table:table-cell>
          <table:table-cell office:value-type="string" calcext:value-type="string">
            <text:p>100.90684190121138</text:p>
          </table:table-cell>
          <table:table-cell office:value-type="string" calcext:value-type="string">
            <text:p>0.020155161938398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8];&quot;###,##&quot;);[.$L$1])" office:value-type="string" office:string-value="64.1522646643652," calcext:value-type="string">
            <text:p>64.1522646643652,</text:p>
          </table:table-cell>
          <table:table-cell table:formula="of:=CONCATENATE(TEXT([.C8];&quot;###,##&quot;);[.$L$1])" office:value-type="string" office:string-value="7.5," calcext:value-type="string">
            <text:p>7.5,</text:p>
          </table:table-cell>
          <table:table-cell table:style-name="ce1" table:formula="of:=CONCATENATE([.A8];[.$L$1])" office:value-type="string" office:string-value="39," calcext:value-type="string">
            <text:p>39,</text:p>
          </table:table-cell>
          <table:table-cell table:formula="of:=CONCATENATE([.D8];[.$L$1])" office:value-type="string" office:string-value="642.6283869221432," calcext:value-type="string">
            <text:p>642.6283869221432,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" table:formula="of:=CONCATENATE([.O8];[.$L$1])" office:value-type="string" office:string-value="60," calcext:value-type="string">
            <text:p>60,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91.07226095799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1456694041449</text:p>
          </table:table-cell>
          <table:table-cell office:value-type="string" calcext:value-type="string">
            <text:p>14640.350733364246</text:p>
          </table:table-cell>
          <table:table-cell office:value-type="string" calcext:value-type="string">
            <text:p>101.44941878589049</text:p>
          </table:table-cell>
          <table:table-cell office:value-type="string" calcext:value-type="string">
            <text:p>-0.0086466546505372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9];&quot;###,##&quot;);[.$L$1])" office:value-type="string" office:string-value="91.07226095799," calcext:value-type="string">
            <text:p>91.07226095799,</text:p>
          </table:table-cell>
          <table:table-cell table:formula="of:=CONCATENATE(TEXT([.C9];&quot;###,##&quot;);[.$L$1])" office:value-type="string" office:string-value="7.5," calcext:value-type="string">
            <text:p>7.5,</text:p>
          </table:table-cell>
          <table:table-cell table:style-name="ce1" table:formula="of:=CONCATENATE([.A9];[.$L$1])" office:value-type="string" office:string-value="43," calcext:value-type="string">
            <text:p>43,</text:p>
          </table:table-cell>
          <table:table-cell table:formula="of:=CONCATENATE([.D9];[.$L$1])" office:value-type="string" office:string-value="641.1456694041449," calcext:value-type="string">
            <text:p>641.1456694041449,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2" table:formula="of:=CONCATENATE([.O9];[.$L$1])" office:value-type="string" office:string-value="70," calcext:value-type="string">
            <text:p>70,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99.211686173270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0.9973170502728</text:p>
          </table:table-cell>
          <table:table-cell office:value-type="string" calcext:value-type="string">
            <text:p>14335.02008080293</text:p>
          </table:table-cell>
          <table:table-cell office:value-type="string" calcext:value-type="string">
            <text:p>101.37903998700008</text:p>
          </table:table-cell>
          <table:table-cell office:value-type="string" calcext:value-type="string">
            <text:p>-0.0115284020062466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0];&quot;###,##&quot;);[.$L$1])" office:value-type="string" office:string-value="99.2116861732703," calcext:value-type="string">
            <text:p>99.2116861732703,</text:p>
          </table:table-cell>
          <table:table-cell table:formula="of:=CONCATENATE(TEXT([.C10];&quot;###,##&quot;);[.$L$1])" office:value-type="string" office:string-value="7.5," calcext:value-type="string">
            <text:p>7.5,</text:p>
          </table:table-cell>
          <table:table-cell table:style-name="ce1" table:formula="of:=CONCATENATE([.A10];[.$L$1])" office:value-type="string" office:string-value="50," calcext:value-type="string">
            <text:p>50,</text:p>
          </table:table-cell>
          <table:table-cell table:formula="of:=CONCATENATE([.D10];[.$L$1])" office:value-type="string" office:string-value="640.9973170502728," calcext:value-type="string">
            <text:p>640.9973170502728,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2" table:formula="of:=CONCATENATE([.O10];[.$L$1])" office:value-type="string" office:string-value="80," calcext:value-type="string">
            <text:p>80,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14.58984185363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39.7289442064989</text:p>
          </table:table-cell>
          <table:table-cell office:value-type="string" calcext:value-type="string">
            <text:p>14119.573053791682</text:p>
          </table:table-cell>
          <table:table-cell office:value-type="string" calcext:value-type="string">
            <text:p>101.20175442620219</text:p>
          </table:table-cell>
          <table:table-cell office:value-type="string" calcext:value-type="string">
            <text:p>-0.036166569134722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1];&quot;###,##&quot;);[.$L$1])" office:value-type="string" office:string-value="114.589841853636," calcext:value-type="string">
            <text:p>114.589841853636,</text:p>
          </table:table-cell>
          <table:table-cell table:formula="of:=CONCATENATE(TEXT([.C11];&quot;###,##&quot;);[.$L$1])" office:value-type="string" office:string-value="7.5," calcext:value-type="string">
            <text:p>7.5,</text:p>
          </table:table-cell>
          <table:table-cell table:style-name="ce1" table:formula="of:=CONCATENATE([.A11];[.$L$1])" office:value-type="string" office:string-value="54," calcext:value-type="string">
            <text:p>54,</text:p>
          </table:table-cell>
          <table:table-cell table:formula="of:=CONCATENATE([.D11];[.$L$1])" office:value-type="string" office:string-value="639.7289442064989," calcext:value-type="string">
            <text:p>639.7289442064989,</text:p>
          </table:table-cell>
          <table:table-cell/>
          <table:table-cell office:value-type="float" office:value="90" calcext:value-type="float">
            <text:p>90</text:p>
          </table:table-cell>
          <table:table-cell table:style-name="ce2" table:formula="of:=CONCATENATE([.O11];[.$L$1])" office:value-type="string" office:string-value="90," calcext:value-type="string">
            <text:p>90,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21.95541322380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38.8258097123335</text:p>
          </table:table-cell>
          <table:table-cell office:value-type="string" calcext:value-type="string">
            <text:p>14751.981522408707</text:p>
          </table:table-cell>
          <table:table-cell office:value-type="string" calcext:value-type="string">
            <text:p>100.93536698002615</text:p>
          </table:table-cell>
          <table:table-cell office:value-type="string" calcext:value-type="string">
            <text:p>-0.053709974227291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2];&quot;###,##&quot;);[.$L$1])" office:value-type="string" office:string-value="121.955413223807," calcext:value-type="string">
            <text:p>121.955413223807,</text:p>
          </table:table-cell>
          <table:table-cell table:formula="of:=CONCATENATE(TEXT([.C12];&quot;###,##&quot;);[.$L$1])" office:value-type="string" office:string-value="7.5," calcext:value-type="string">
            <text:p>7.5,</text:p>
          </table:table-cell>
          <table:table-cell table:style-name="ce1" table:formula="of:=CONCATENATE([.A12];[.$L$1])" office:value-type="string" office:string-value="58," calcext:value-type="string">
            <text:p>58,</text:p>
          </table:table-cell>
          <table:table-cell table:formula="of:=CONCATENATE([.D12];[.$L$1])" office:value-type="string" office:string-value="638.8258097123335," calcext:value-type="string">
            <text:p>638.8258097123335,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" table:formula="of:=CONCATENATE([.O12];[.$L$1])" office:value-type="string" office:string-value="100," calcext:value-type="string">
            <text:p>100,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30.72333220250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4577355396053</text:p>
          </table:table-cell>
          <table:table-cell office:value-type="string" calcext:value-type="string">
            <text:p>14680.567912383734</text:p>
          </table:table-cell>
          <table:table-cell office:value-type="string" calcext:value-type="string">
            <text:p>100.46444227765312</text:p>
          </table:table-cell>
          <table:table-cell office:value-type="string" calcext:value-type="string">
            <text:p>-0.00258476390732673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3];&quot;###,##&quot;);[.$L$1])" office:value-type="string" office:string-value="130.723332202508," calcext:value-type="string">
            <text:p>130.723332202508,</text:p>
          </table:table-cell>
          <table:table-cell table:formula="of:=CONCATENATE(TEXT([.C13];&quot;###,##&quot;);[.$L$1])" office:value-type="string" office:string-value="7.5," calcext:value-type="string">
            <text:p>7.5,</text:p>
          </table:table-cell>
          <table:table-cell table:style-name="ce1" table:formula="of:=CONCATENATE([.A13];[.$L$1])" office:value-type="string" office:string-value="69," calcext:value-type="string">
            <text:p>69,</text:p>
          </table:table-cell>
          <table:table-cell table:formula="of:=CONCATENATE([.D13];[.$L$1])" office:value-type="string" office:string-value="641.4577355396053," calcext:value-type="string">
            <text:p>641.4577355396053,</text:p>
          </table:table-cell>
          <table:table-cell/>
          <table:table-cell office:value-type="float" office:value="110" calcext:value-type="float">
            <text:p>110</text:p>
          </table:table-cell>
          <table:table-cell table:style-name="ce2" table:formula="of:=CONCATENATE([.O13];[.$L$1])" office:value-type="string" office:string-value="110," calcext:value-type="string">
            <text:p>110,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54.34873164844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1633934502651</text:p>
          </table:table-cell>
          <table:table-cell office:value-type="string" calcext:value-type="string">
            <text:p>14847.964606155876</text:p>
          </table:table-cell>
          <table:table-cell office:value-type="string" calcext:value-type="string">
            <text:p>100.4033761978691</text:p>
          </table:table-cell>
          <table:table-cell office:value-type="string" calcext:value-type="string">
            <text:p>-0.008302364710360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4];&quot;###,##&quot;);[.$L$1])" office:value-type="string" office:string-value="154.348731648442," calcext:value-type="string">
            <text:p>154.348731648442,</text:p>
          </table:table-cell>
          <table:table-cell table:formula="of:=CONCATENATE(TEXT([.C14];&quot;###,##&quot;);[.$L$1])" office:value-type="string" office:string-value="7.5," calcext:value-type="string">
            <text:p>7.5,</text:p>
          </table:table-cell>
          <table:table-cell table:style-name="ce1" table:formula="of:=CONCATENATE([.A14];[.$L$1])" office:value-type="string" office:string-value="83," calcext:value-type="string">
            <text:p>83,</text:p>
          </table:table-cell>
          <table:table-cell table:formula="of:=CONCATENATE([.D14];[.$L$1])" office:value-type="string" office:string-value="641.1633934502651," calcext:value-type="string">
            <text:p>641.1633934502651,</text:p>
          </table:table-cell>
          <table:table-cell/>
          <table:table-cell office:value-type="float" office:value="120" calcext:value-type="float">
            <text:p>120</text:p>
          </table:table-cell>
          <table:table-cell table:style-name="ce2" table:formula="of:=CONCATENATE([.O14];[.$L$1])" office:value-type="string" office:string-value="120," calcext:value-type="string">
            <text:p>120,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83.91706484521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8732467272123</text:p>
          </table:table-cell>
          <table:table-cell office:value-type="string" calcext:value-type="string">
            <text:p>352417.48242258275</text:p>
          </table:table-cell>
          <table:table-cell office:value-type="string" calcext:value-type="string">
            <text:p>100.15788911179203</text:p>
          </table:table-cell>
          <table:table-cell office:value-type="string" calcext:value-type="string">
            <text:p>0.0050781910586578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5];&quot;###,##&quot;);[.$L$1])" office:value-type="string" office:string-value="183.917064845214," calcext:value-type="string">
            <text:p>183.917064845214,</text:p>
          </table:table-cell>
          <table:table-cell table:formula="of:=CONCATENATE(TEXT([.C15];&quot;###,##&quot;);[.$L$1])" office:value-type="string" office:string-value="11.0," calcext:value-type="string">
            <text:p>11.0,</text:p>
          </table:table-cell>
          <table:table-cell table:style-name="ce1" table:formula="of:=CONCATENATE([.A15];[.$L$1])" office:value-type="string" office:string-value="97," calcext:value-type="string">
            <text:p>97,</text:p>
          </table:table-cell>
          <table:table-cell table:formula="of:=CONCATENATE([.D15];[.$L$1])" office:value-type="string" office:string-value="1238.8732467272123," calcext:value-type="string">
            <text:p>1238.8732467272123,</text:p>
          </table:table-cell>
          <table:table-cell/>
          <table:table-cell office:value-type="float" office:value="130" calcext:value-type="float">
            <text:p>130</text:p>
          </table:table-cell>
          <table:table-cell table:style-name="ce2" table:formula="of:=CONCATENATE([.O15];[.$L$1])" office:value-type="string" office:string-value="130," calcext:value-type="string">
            <text:p>130,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212.66085939310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6476079481688</text:p>
          </table:table-cell>
          <table:table-cell office:value-type="string" calcext:value-type="string">
            <text:p>268895.28944007674</text:p>
          </table:table-cell>
          <table:table-cell office:value-type="string" calcext:value-type="string">
            <text:p>100.30385559225702</text:p>
          </table:table-cell>
          <table:table-cell office:value-type="string" calcext:value-type="string">
            <text:p>0.0020459008495016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6];&quot;###,##&quot;);[.$L$1])" office:value-type="string" office:string-value="212.660859393104," calcext:value-type="string">
            <text:p>212.660859393104,</text:p>
          </table:table-cell>
          <table:table-cell table:formula="of:=CONCATENATE(TEXT([.C16];&quot;###,##&quot;);[.$L$1])" office:value-type="string" office:string-value="11.0," calcext:value-type="string">
            <text:p>11.0,</text:p>
          </table:table-cell>
          <table:table-cell table:style-name="ce1" table:formula="of:=CONCATENATE([.A16];[.$L$1])" office:value-type="string" office:string-value="105," calcext:value-type="string">
            <text:p>105,</text:p>
          </table:table-cell>
          <table:table-cell table:formula="of:=CONCATENATE([.D16];[.$L$1])" office:value-type="string" office:string-value="1238.6476079481688," calcext:value-type="string">
            <text:p>1238.6476079481688,</text:p>
          </table:table-cell>
          <table:table-cell/>
          <table:table-cell office:value-type="float" office:value="140" calcext:value-type="float">
            <text:p>140</text:p>
          </table:table-cell>
          <table:table-cell table:style-name="ce2" table:formula="of:=CONCATENATE([.O16];[.$L$1])" office:value-type="string" office:string-value="140," calcext:value-type="string">
            <text:p>140,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237.00016536028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5511444786105</text:p>
          </table:table-cell>
          <table:table-cell office:value-type="string" calcext:value-type="string">
            <text:p>265189.30239326064</text:p>
          </table:table-cell>
          <table:table-cell office:value-type="string" calcext:value-type="string">
            <text:p>100.35365139901155</text:p>
          </table:table-cell>
          <table:table-cell office:value-type="string" calcext:value-type="string">
            <text:p>7.4955792688027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7];&quot;###,##&quot;);[.$L$1])" office:value-type="string" office:string-value="237.000165360282," calcext:value-type="string">
            <text:p>237.000165360282,</text:p>
          </table:table-cell>
          <table:table-cell table:formula="of:=CONCATENATE(TEXT([.C17];&quot;###,##&quot;);[.$L$1])" office:value-type="string" office:string-value="11.0," calcext:value-type="string">
            <text:p>11.0,</text:p>
          </table:table-cell>
          <table:table-cell table:style-name="ce1" table:formula="of:=CONCATENATE([.A17];[.$L$1])" office:value-type="string" office:string-value="112," calcext:value-type="string">
            <text:p>112,</text:p>
          </table:table-cell>
          <table:table-cell table:formula="of:=CONCATENATE([.D17];[.$L$1])" office:value-type="string" office:string-value="1238.5511444786105," calcext:value-type="string">
            <text:p>1238.5511444786105,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2" table:formula="of:=CONCATENATE([.O17];[.$L$1])" office:value-type="string" office:string-value="150," calcext:value-type="string">
            <text:p>150,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257.24353562601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4.9653409631183</text:p>
          </table:table-cell>
          <table:table-cell office:value-type="string" calcext:value-type="string">
            <text:p>268837.4470254512</text:p>
          </table:table-cell>
          <table:table-cell office:value-type="string" calcext:value-type="string">
            <text:p>100.368824977661</text:p>
          </table:table-cell>
          <table:table-cell office:value-type="string" calcext:value-type="string">
            <text:p>-0.0474389535429385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8];&quot;###,##&quot;);[.$L$1])" office:value-type="string" office:string-value="257.243535626014," calcext:value-type="string">
            <text:p>257.243535626014,</text:p>
          </table:table-cell>
          <table:table-cell table:formula="of:=CONCATENATE(TEXT([.C18];&quot;###,##&quot;);[.$L$1])" office:value-type="string" office:string-value="11.0," calcext:value-type="string">
            <text:p>11.0,</text:p>
          </table:table-cell>
          <table:table-cell table:style-name="ce1" table:formula="of:=CONCATENATE([.A18];[.$L$1])" office:value-type="string" office:string-value="115," calcext:value-type="string">
            <text:p>115,</text:p>
          </table:table-cell>
          <table:table-cell table:formula="of:=CONCATENATE([.D18];[.$L$1])" office:value-type="string" office:string-value="1234.9653409631183," calcext:value-type="string">
            <text:p>1234.9653409631183,</text:p>
          </table:table-cell>
          <table:table-cell/>
          <table:table-cell office:value-type="float" office:value="160" calcext:value-type="float">
            <text:p>160</text:p>
          </table:table-cell>
          <table:table-cell table:style-name="ce2" table:formula="of:=CONCATENATE([.O18];[.$L$1])" office:value-type="string" office:string-value="160," calcext:value-type="string">
            <text:p>160,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65.01826398985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4953683741555</text:p>
          </table:table-cell>
          <table:table-cell office:value-type="string" calcext:value-type="string">
            <text:p>270098.79725481255</text:p>
          </table:table-cell>
          <table:table-cell office:value-type="string" calcext:value-type="string">
            <text:p>10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19];&quot;###,##&quot;);[.$L$1])" office:value-type="string" office:string-value="265.018263989851," calcext:value-type="string">
            <text:p>265.018263989851,</text:p>
          </table:table-cell>
          <table:table-cell table:formula="of:=CONCATENATE(TEXT([.C19];&quot;###,##&quot;);[.$L$1])" office:value-type="string" office:string-value="11.0," calcext:value-type="string">
            <text:p>11.0,</text:p>
          </table:table-cell>
          <table:table-cell table:style-name="ce1" table:formula="of:=CONCATENATE([.A19];[.$L$1])" office:value-type="string" office:string-value="119," calcext:value-type="string">
            <text:p>119,</text:p>
          </table:table-cell>
          <table:table-cell table:formula="of:=CONCATENATE([.D19];[.$L$1])" office:value-type="string" office:string-value="1238.4953683741555," calcext:value-type="string">
            <text:p>1238.4953683741555,</text:p>
          </table:table-cell>
          <table:table-cell/>
          <table:table-cell office:value-type="float" office:value="170" calcext:value-type="float">
            <text:p>170</text:p>
          </table:table-cell>
          <table:table-cell table:style-name="ce2" table:formula="of:=CONCATENATE([.O19];[.$L$1])" office:value-type="string" office:string-value="170," calcext:value-type="string">
            <text:p>170,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76.896527694932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9.71030127833</text:p>
          </table:table-cell>
          <table:table-cell office:value-type="string" calcext:value-type="string">
            <text:p>269067.30698541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0.0163271099308511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0];&quot;###,##&quot;);[.$L$1])" office:value-type="string" office:string-value="276.896527694932," calcext:value-type="string">
            <text:p>276.896527694932,</text:p>
          </table:table-cell>
          <table:table-cell table:formula="of:=CONCATENATE(TEXT([.C20];&quot;###,##&quot;);[.$L$1])" office:value-type="string" office:string-value="11.0," calcext:value-type="string">
            <text:p>11.0,</text:p>
          </table:table-cell>
          <table:table-cell table:style-name="ce1" table:formula="of:=CONCATENATE([.A20];[.$L$1])" office:value-type="string" office:string-value="127," calcext:value-type="string">
            <text:p>127,</text:p>
          </table:table-cell>
          <table:table-cell table:formula="of:=CONCATENATE([.D20];[.$L$1])" office:value-type="string" office:string-value="1239.71030127833," calcext:value-type="string">
            <text:p>1239.71030127833,</text:p>
          </table:table-cell>
          <table:table-cell/>
          <table:table-cell office:value-type="float" office:value="180" calcext:value-type="float">
            <text:p>180</text:p>
          </table:table-cell>
          <table:table-cell table:style-name="ce2" table:formula="of:=CONCATENATE([.O20];[.$L$1])" office:value-type="string" office:string-value="180," calcext:value-type="string">
            <text:p>180,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300.23388267657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7169815857324</text:p>
          </table:table-cell>
          <table:table-cell office:value-type="string" calcext:value-type="string">
            <text:p>268651.7119132567</text:p>
          </table:table-cell>
          <table:table-cell office:value-type="string" calcext:value-type="string">
            <text:p>100.38103156028052</text:p>
          </table:table-cell>
          <table:table-cell office:value-type="string" calcext:value-type="string">
            <text:p>0.00297819184508950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1];&quot;###,##&quot;);[.$L$1])" office:value-type="string" office:string-value="300.233882676571," calcext:value-type="string">
            <text:p>300.233882676571,</text:p>
          </table:table-cell>
          <table:table-cell table:formula="of:=CONCATENATE(TEXT([.C21];&quot;###,##&quot;);[.$L$1])" office:value-type="string" office:string-value="11.0," calcext:value-type="string">
            <text:p>11.0,</text:p>
          </table:table-cell>
          <table:table-cell table:style-name="ce1" table:formula="of:=CONCATENATE([.A21];[.$L$1])" office:value-type="string" office:string-value="146," calcext:value-type="string">
            <text:p>146,</text:p>
          </table:table-cell>
          <table:table-cell table:formula="of:=CONCATENATE([.D21];[.$L$1])" office:value-type="string" office:string-value="1238.7169815857324," calcext:value-type="string">
            <text:p>1238.7169815857324,</text:p>
          </table:table-cell>
          <table:table-cell/>
          <table:table-cell office:value-type="float" office:value="190" calcext:value-type="float">
            <text:p>190</text:p>
          </table:table-cell>
          <table:table-cell table:style-name="ce2" table:formula="of:=CONCATENATE([.O21];[.$L$1])" office:value-type="string" office:string-value="190," calcext:value-type="string">
            <text:p>190,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357.714249416397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3162277155295</text:p>
          </table:table-cell>
          <table:table-cell office:value-type="string" calcext:value-type="string">
            <text:p>268501.7437102556</text:p>
          </table:table-cell>
          <table:table-cell office:value-type="string" calcext:value-type="string">
            <text:p>101.76500847291618</text:p>
          </table:table-cell>
          <table:table-cell office:value-type="string" calcext:value-type="string">
            <text:p>-0.00240741625847973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2];&quot;###,##&quot;);[.$L$1])" office:value-type="string" office:string-value="357.714249416397," calcext:value-type="string">
            <text:p>357.714249416397,</text:p>
          </table:table-cell>
          <table:table-cell table:formula="of:=CONCATENATE(TEXT([.C22];&quot;###,##&quot;);[.$L$1])" office:value-type="string" office:string-value="11.0," calcext:value-type="string">
            <text:p>11.0,</text:p>
          </table:table-cell>
          <table:table-cell table:style-name="ce1" table:formula="of:=CONCATENATE([.A22];[.$L$1])" office:value-type="string" office:string-value="148," calcext:value-type="string">
            <text:p>148,</text:p>
          </table:table-cell>
          <table:table-cell table:formula="of:=CONCATENATE([.D22];[.$L$1])" office:value-type="string" office:string-value="1238.3162277155295," calcext:value-type="string">
            <text:p>1238.3162277155295,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2" table:formula="of:=CONCATENATE([.O22];[.$L$1])" office:value-type="string" office:string-value="200," calcext:value-type="string">
            <text:p>200,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362.33130501567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1715388848133</text:p>
          </table:table-cell>
          <table:table-cell office:value-type="string" calcext:value-type="string">
            <text:p>268370.36751543917</text:p>
          </table:table-cell>
          <table:table-cell office:value-type="string" calcext:value-type="string">
            <text:p>101.75389329820017</text:p>
          </table:table-cell>
          <table:table-cell office:value-type="string" calcext:value-type="string">
            <text:p>-0.00435184498927846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3];&quot;###,##&quot;);[.$L$1])" office:value-type="string" office:string-value="362.331305015676," calcext:value-type="string">
            <text:p>362.331305015676,</text:p>
          </table:table-cell>
          <table:table-cell table:formula="of:=CONCATENATE(TEXT([.C23];&quot;###,##&quot;);[.$L$1])" office:value-type="string" office:string-value="11.0," calcext:value-type="string">
            <text:p>11.0,</text:p>
          </table:table-cell>
          <table:table-cell table:style-name="ce1" table:formula="of:=CONCATENATE([.A23];[.$L$1])" office:value-type="string" office:string-value="151," calcext:value-type="string">
            <text:p>151,</text:p>
          </table:table-cell>
          <table:table-cell table:formula="of:=CONCATENATE([.D23];[.$L$1])" office:value-type="string" office:string-value="1238.1715388848133," calcext:value-type="string">
            <text:p>1238.1715388848133,</text:p>
          </table:table-cell>
          <table:table-cell/>
          <table:table-cell office:value-type="float" office:value="210" calcext:value-type="float">
            <text:p>210</text:p>
          </table:table-cell>
          <table:table-cell table:style-name="ce2" table:formula="of:=CONCATENATE([.O23];[.$L$1])" office:value-type="string" office:string-value="210," calcext:value-type="string">
            <text:p>210,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372.05668448878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279053638183</text:p>
          </table:table-cell>
          <table:table-cell office:value-type="string" calcext:value-type="string">
            <text:p>19194.274056207934</text:p>
          </table:table-cell>
          <table:table-cell office:value-type="string" calcext:value-type="string">
            <text:p>101.71156995427128</text:p>
          </table:table-cell>
          <table:table-cell office:value-type="string" calcext:value-type="string">
            <text:p>-0.00605566331335486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4];&quot;###,##&quot;);[.$L$1])" office:value-type="string" office:string-value="372.056684488786," calcext:value-type="string">
            <text:p>372.056684488786,</text:p>
          </table:table-cell>
          <table:table-cell table:formula="of:=CONCATENATE(TEXT([.C24];&quot;###,##&quot;);[.$L$1])" office:value-type="string" office:string-value="7.5," calcext:value-type="string">
            <text:p>7.5,</text:p>
          </table:table-cell>
          <table:table-cell table:style-name="ce1" table:formula="of:=CONCATENATE([.A24];[.$L$1])" office:value-type="string" office:string-value="155," calcext:value-type="string">
            <text:p>155,</text:p>
          </table:table-cell>
          <table:table-cell table:formula="of:=CONCATENATE([.D24];[.$L$1])" office:value-type="string" office:string-value="641.279053638183," calcext:value-type="string">
            <text:p>641.279053638183,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2" table:formula="of:=CONCATENATE([.O24];[.$L$1])" office:value-type="string" office:string-value="220," calcext:value-type="string">
            <text:p>220,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383.92498072411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0.3615831630598</text:p>
          </table:table-cell>
          <table:table-cell office:value-type="string" calcext:value-type="string">
            <text:p>103050.97801918219</text:p>
          </table:table-cell>
          <table:table-cell office:value-type="string" calcext:value-type="string">
            <text:p>101.63969954816696</text:p>
          </table:table-cell>
          <table:table-cell office:value-type="string" calcext:value-type="string">
            <text:p>-0.0238775451145046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5];&quot;###,##&quot;);[.$L$1])" office:value-type="string" office:string-value="383.924980724118," calcext:value-type="string">
            <text:p>383.924980724118,</text:p>
          </table:table-cell>
          <table:table-cell table:formula="of:=CONCATENATE(TEXT([.C25];&quot;###,##&quot;);[.$L$1])" office:value-type="string" office:string-value="7.5," calcext:value-type="string">
            <text:p>7.5,</text:p>
          </table:table-cell>
          <table:table-cell table:style-name="ce1" table:formula="of:=CONCATENATE([.A25];[.$L$1])" office:value-type="string" office:string-value="166," calcext:value-type="string">
            <text:p>166,</text:p>
          </table:table-cell>
          <table:table-cell table:formula="of:=CONCATENATE([.D25];[.$L$1])" office:value-type="string" office:string-value="640.3615831630598," calcext:value-type="string">
            <text:p>640.3615831630598,</text:p>
          </table:table-cell>
          <table:table-cell/>
          <table:table-cell office:value-type="float" office:value="230" calcext:value-type="float">
            <text:p>230</text:p>
          </table:table-cell>
          <table:table-cell table:style-name="ce2" table:formula="of:=CONCATENATE([.O25];[.$L$1])" office:value-type="string" office:string-value="230," calcext:value-type="string">
            <text:p>230,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407.515352735693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0155417097156</text:p>
          </table:table-cell>
          <table:table-cell office:value-type="string" calcext:value-type="string">
            <text:p>103069.41799766874</text:p>
          </table:table-cell>
          <table:table-cell office:value-type="string" calcext:value-type="string">
            <text:p>101.07641937619263</text:p>
          </table:table-cell>
          <table:table-cell office:value-type="string" calcext:value-type="string">
            <text:p>-0.01117438764255656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6];&quot;###,##&quot;);[.$L$1])" office:value-type="string" office:string-value="407.515352735693," calcext:value-type="string">
            <text:p>407.515352735693,</text:p>
          </table:table-cell>
          <table:table-cell table:formula="of:=CONCATENATE(TEXT([.C26];&quot;###,##&quot;);[.$L$1])" office:value-type="string" office:string-value="7.5," calcext:value-type="string">
            <text:p>7.5,</text:p>
          </table:table-cell>
          <table:table-cell table:style-name="ce1" table:formula="of:=CONCATENATE([.A26];[.$L$1])" office:value-type="string" office:string-value="177," calcext:value-type="string">
            <text:p>177,</text:p>
          </table:table-cell>
          <table:table-cell table:formula="of:=CONCATENATE([.D26];[.$L$1])" office:value-type="string" office:string-value="641.0155417097156," calcext:value-type="string">
            <text:p>641.0155417097156,</text:p>
          </table:table-cell>
          <table:table-cell/>
          <table:table-cell office:value-type="float" office:value="240" calcext:value-type="float">
            <text:p>240</text:p>
          </table:table-cell>
          <table:table-cell table:style-name="ce2" table:formula="of:=CONCATENATE([.O26];[.$L$1])" office:value-type="string" office:string-value="240," calcext:value-type="string">
            <text:p>240,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430.48812595084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044261742316</text:p>
          </table:table-cell>
          <table:table-cell office:value-type="string" calcext:value-type="string">
            <text:p>47088.33566726828</text:p>
          </table:table-cell>
          <table:table-cell office:value-type="string" calcext:value-type="string">
            <text:p>100.81971270306201</text:p>
          </table:table-cell>
          <table:table-cell office:value-type="string" calcext:value-type="string">
            <text:p>-0.0106165004514073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7];&quot;###,##&quot;);[.$L$1])" office:value-type="string" office:string-value="430.488125950842," calcext:value-type="string">
            <text:p>430.488125950842,</text:p>
          </table:table-cell>
          <table:table-cell table:formula="of:=CONCATENATE(TEXT([.C27];&quot;###,##&quot;);[.$L$1])" office:value-type="string" office:string-value="7.5," calcext:value-type="string">
            <text:p>7.5,</text:p>
          </table:table-cell>
          <table:table-cell table:style-name="ce1" table:formula="of:=CONCATENATE([.A27];[.$L$1])" office:value-type="string" office:string-value="189," calcext:value-type="string">
            <text:p>189,</text:p>
          </table:table-cell>
          <table:table-cell table:formula="of:=CONCATENATE([.D27];[.$L$1])" office:value-type="string" office:string-value="641.044261742316," calcext:value-type="string">
            <text:p>641.044261742316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2" table:formula="of:=CONCATENATE([.O27];[.$L$1])" office:value-type="string" office:string-value="250," calcext:value-type="string">
            <text:p>250,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455.68414836223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36.9984692740211</text:p>
          </table:table-cell>
          <table:table-cell office:value-type="string" calcext:value-type="string">
            <text:p>14648.032526618188</text:p>
          </table:table-cell>
          <table:table-cell office:value-type="string" calcext:value-type="string">
            <text:p>102.18377371387508</text:p>
          </table:table-cell>
          <table:table-cell office:value-type="string" calcext:value-type="string">
            <text:p>-0.089206097737633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8];&quot;###,##&quot;);[.$L$1])" office:value-type="string" office:string-value="455.684148362232," calcext:value-type="string">
            <text:p>455.684148362232,</text:p>
          </table:table-cell>
          <table:table-cell table:formula="of:=CONCATENATE(TEXT([.C28];&quot;###,##&quot;);[.$L$1])" office:value-type="string" office:string-value="7.5," calcext:value-type="string">
            <text:p>7.5,</text:p>
          </table:table-cell>
          <table:table-cell table:style-name="ce1" table:formula="of:=CONCATENATE([.A28];[.$L$1])" office:value-type="string" office:string-value="191," calcext:value-type="string">
            <text:p>191,</text:p>
          </table:table-cell>
          <table:table-cell table:formula="of:=CONCATENATE([.D28];[.$L$1])" office:value-type="string" office:string-value="636.9984692740211," calcext:value-type="string">
            <text:p>636.9984692740211,</text:p>
          </table:table-cell>
          <table:table-cell/>
          <table:table-cell office:value-type="float" office:value="260" calcext:value-type="float">
            <text:p>260</text:p>
          </table:table-cell>
          <table:table-cell table:style-name="ce2" table:formula="of:=CONCATENATE([.O28];[.$L$1])" office:value-type="string" office:string-value="260," calcext:value-type="string">
            <text:p>260,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460.378505043885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0290565385775</text:p>
          </table:table-cell>
          <table:table-cell office:value-type="string" calcext:value-type="string">
            <text:p>14914.149687874702</text:p>
          </table:table-cell>
          <table:table-cell office:value-type="string" calcext:value-type="string">
            <text:p>102.18377371387508</text:p>
          </table:table-cell>
          <table:table-cell office:value-type="string" calcext:value-type="string">
            <text:p>-0.010911861829388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29];&quot;###,##&quot;);[.$L$1])" office:value-type="string" office:string-value="460.3785050438855," calcext:value-type="string">
            <text:p>460.3785050438855,</text:p>
          </table:table-cell>
          <table:table-cell table:formula="of:=CONCATENATE(TEXT([.C29];&quot;###,##&quot;);[.$L$1])" office:value-type="string" office:string-value="7.5," calcext:value-type="string">
            <text:p>7.5,</text:p>
          </table:table-cell>
          <table:table-cell table:style-name="ce1" table:formula="of:=CONCATENATE([.A29];[.$L$1])" office:value-type="string" office:string-value="206," calcext:value-type="string">
            <text:p>206,</text:p>
          </table:table-cell>
          <table:table-cell table:formula="of:=CONCATENATE([.D29];[.$L$1])" office:value-type="string" office:string-value="641.0290565385775," calcext:value-type="string">
            <text:p>641.0290565385775,</text:p>
          </table:table-cell>
          <table:table-cell/>
          <table:table-cell office:value-type="float" office:value="270" calcext:value-type="float">
            <text:p>270</text:p>
          </table:table-cell>
          <table:table-cell table:style-name="ce2" table:formula="of:=CONCATENATE([.O29];[.$L$1])" office:value-type="string" office:string-value="270," calcext:value-type="string">
            <text:p>270,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491.318844415116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2.1235017835417</text:p>
          </table:table-cell>
          <table:table-cell office:value-type="string" calcext:value-type="string">
            <text:p>15200.40680347328</text:p>
          </table:table-cell>
          <table:table-cell office:value-type="string" calcext:value-type="string">
            <text:p>101.84615700570181</text:p>
          </table:table-cell>
          <table:table-cell office:value-type="string" calcext:value-type="string">
            <text:p>0.0103477583136606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0];&quot;###,##&quot;);[.$L$1])" office:value-type="string" office:string-value="491.3188444151167," calcext:value-type="string">
            <text:p>491.3188444151167,</text:p>
          </table:table-cell>
          <table:table-cell table:formula="of:=CONCATENATE(TEXT([.C30];&quot;###,##&quot;);[.$L$1])" office:value-type="string" office:string-value="7.5," calcext:value-type="string">
            <text:p>7.5,</text:p>
          </table:table-cell>
          <table:table-cell table:style-name="ce1" table:formula="of:=CONCATENATE([.A30];[.$L$1])" office:value-type="string" office:string-value="221," calcext:value-type="string">
            <text:p>221,</text:p>
          </table:table-cell>
          <table:table-cell table:formula="of:=CONCATENATE([.D30];[.$L$1])" office:value-type="string" office:string-value="642.1235017835417," calcext:value-type="string">
            <text:p>642.1235017835417,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ce2" table:formula="of:=CONCATENATE([.O30];[.$L$1])" office:value-type="string" office:string-value="280," calcext:value-type="string">
            <text:p>280,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522.528887409852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3.28992985428</text:p>
          </table:table-cell>
          <table:table-cell office:value-type="string" calcext:value-type="string">
            <text:p>14860.422306083168</text:p>
          </table:table-cell>
          <table:table-cell office:value-type="string" calcext:value-type="string">
            <text:p>102.16911098757029</text:p>
          </table:table-cell>
          <table:table-cell office:value-type="string" calcext:value-type="string">
            <text:p>0.0330056462456396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1];&quot;###,##&quot;);[.$L$1])" office:value-type="string" office:string-value="522.5288874098522," calcext:value-type="string">
            <text:p>522.5288874098522,</text:p>
          </table:table-cell>
          <table:table-cell table:formula="of:=CONCATENATE(TEXT([.C31];&quot;###,##&quot;);[.$L$1])" office:value-type="string" office:string-value="7.5," calcext:value-type="string">
            <text:p>7.5,</text:p>
          </table:table-cell>
          <table:table-cell table:style-name="ce1" table:formula="of:=CONCATENATE([.A31];[.$L$1])" office:value-type="string" office:string-value="238," calcext:value-type="string">
            <text:p>238,</text:p>
          </table:table-cell>
          <table:table-cell table:formula="of:=CONCATENATE([.D31];[.$L$1])" office:value-type="string" office:string-value="643.28992985428," calcext:value-type="string">
            <text:p>643.28992985428,</text:p>
          </table:table-cell>
          <table:table-cell/>
          <table:table-cell office:value-type="float" office:value="290" calcext:value-type="float">
            <text:p>290</text:p>
          </table:table-cell>
          <table:table-cell table:style-name="ce2" table:formula="of:=CONCATENATE([.O31];[.$L$1])" office:value-type="string" office:string-value="290," calcext:value-type="string">
            <text:p>290,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557.316699226738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9033318087868</text:p>
          </table:table-cell>
          <table:table-cell office:value-type="string" calcext:value-type="string">
            <text:p>15494.83053212657</text:p>
          </table:table-cell>
          <table:table-cell office:value-type="string" calcext:value-type="string">
            <text:p>103.31730519805834</text:p>
          </table:table-cell>
          <table:table-cell office:value-type="string" calcext:value-type="string">
            <text:p>0.0060709522772407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2];&quot;###,##&quot;);[.$L$1])" office:value-type="string" office:string-value="557.3166992267388," calcext:value-type="string">
            <text:p>557.3166992267388,</text:p>
          </table:table-cell>
          <table:table-cell table:formula="of:=CONCATENATE(TEXT([.C32];&quot;###,##&quot;);[.$L$1])" office:value-type="string" office:string-value="7.5," calcext:value-type="string">
            <text:p>7.5,</text:p>
          </table:table-cell>
          <table:table-cell table:style-name="ce1" table:formula="of:=CONCATENATE([.A32];[.$L$1])" office:value-type="string" office:string-value="255," calcext:value-type="string">
            <text:p>255,</text:p>
          </table:table-cell>
          <table:table-cell table:formula="of:=CONCATENATE([.D32];[.$L$1])" office:value-type="string" office:string-value="641.9033318087868," calcext:value-type="string">
            <text:p>641.9033318087868,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2" table:formula="of:=CONCATENATE([.O32];[.$L$1])" office:value-type="string" office:string-value="300," calcext:value-type="string">
            <text:p>300,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593.165881384537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4.47823316599</text:p>
          </table:table-cell>
          <table:table-cell office:value-type="string" calcext:value-type="string">
            <text:p>14763.693454924281</text:p>
          </table:table-cell>
          <table:table-cell office:value-type="string" calcext:value-type="string">
            <text:p>103.53494387211644</text:p>
          </table:table-cell>
          <table:table-cell office:value-type="string" calcext:value-type="string">
            <text:p>0.05608846115842129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3];&quot;###,##&quot;);[.$L$1])" office:value-type="string" office:string-value="593.1658813845376," calcext:value-type="string">
            <text:p>593.1658813845376,</text:p>
          </table:table-cell>
          <table:table-cell table:formula="of:=CONCATENATE(TEXT([.C33];&quot;###,##&quot;);[.$L$1])" office:value-type="string" office:string-value="7.5," calcext:value-type="string">
            <text:p>7.5,</text:p>
          </table:table-cell>
          <table:table-cell table:style-name="ce1" table:formula="of:=CONCATENATE([.A33];[.$L$1])" office:value-type="string" office:string-value="267," calcext:value-type="string">
            <text:p>267,</text:p>
          </table:table-cell>
          <table:table-cell table:formula="of:=CONCATENATE([.D33];[.$L$1])" office:value-type="string" office:string-value="644.47823316599," calcext:value-type="string">
            <text:p>644.47823316599,</text:p>
          </table:table-cell>
          <table:table-cell/>
          <table:table-cell office:value-type="float" office:value="310" calcext:value-type="float">
            <text:p>310</text:p>
          </table:table-cell>
          <table:table-cell table:style-name="ce2" table:formula="of:=CONCATENATE([.O33];[.$L$1])" office:value-type="string" office:string-value="310," calcext:value-type="string">
            <text:p>310,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618.643784618915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5059399985214</text:p>
          </table:table-cell>
          <table:table-cell office:value-type="string" calcext:value-type="string">
            <text:p>161.0448473873246</text:p>
          </table:table-cell>
          <table:table-cell office:value-type="string" calcext:value-type="string">
            <text:p>104.96396025807587</text:p>
          </table:table-cell>
          <table:table-cell office:value-type="string" calcext:value-type="string">
            <text:p>-0.00164839135650805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4];&quot;###,##&quot;);[.$L$1])" office:value-type="string" office:string-value="618.6437846189156," calcext:value-type="string">
            <text:p>618.6437846189156,</text:p>
          </table:table-cell>
          <table:table-cell table:formula="of:=CONCATENATE(TEXT([.C34];&quot;###,##&quot;);[.$L$1])" office:value-type="string" office:string-value="7.5," calcext:value-type="string">
            <text:p>7.5,</text:p>
          </table:table-cell>
          <table:table-cell table:style-name="ce1" table:formula="of:=CONCATENATE([.A34];[.$L$1])" office:value-type="string" office:string-value="275," calcext:value-type="string">
            <text:p>275,</text:p>
          </table:table-cell>
          <table:table-cell table:formula="of:=CONCATENATE([.D34];[.$L$1])" office:value-type="string" office:string-value="641.5059399985214," calcext:value-type="string">
            <text:p>641.5059399985214,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ce2" table:formula="of:=CONCATENATE([.O34];[.$L$1])" office:value-type="string" office:string-value="320," calcext:value-type="string">
            <text:p>320,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634.374131198534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7706617798308</text:p>
          </table:table-cell>
          <table:table-cell office:value-type="string" calcext:value-type="string">
            <text:p>269062.9061920957</text:p>
          </table:table-cell>
          <table:table-cell office:value-type="string" calcext:value-type="string">
            <text:p>104.93803049073915</text:p>
          </table:table-cell>
          <table:table-cell office:value-type="string" calcext:value-type="string">
            <text:p>0.00369958347679434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5];&quot;###,##&quot;);[.$L$1])" office:value-type="string" office:string-value="634.3741311985345," calcext:value-type="string">
            <text:p>634.3741311985345,</text:p>
          </table:table-cell>
          <table:table-cell table:formula="of:=CONCATENATE(TEXT([.C35];&quot;###,##&quot;);[.$L$1])" office:value-type="string" office:string-value="11.0," calcext:value-type="string">
            <text:p>11.0,</text:p>
          </table:table-cell>
          <table:table-cell table:style-name="ce1" table:formula="of:=CONCATENATE([.A35];[.$L$1])" office:value-type="string" office:string-value="286," calcext:value-type="string">
            <text:p>286,</text:p>
          </table:table-cell>
          <table:table-cell table:formula="of:=CONCATENATE([.D35];[.$L$1])" office:value-type="string" office:string-value="1238.7706617798308," calcext:value-type="string">
            <text:p>1238.7706617798308,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ce2" table:formula="of:=CONCATENATE([.O35];[.$L$1])" office:value-type="string" office:string-value="330," calcext:value-type="string">
            <text:p>330,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657.066366632802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7127395698853</text:p>
          </table:table-cell>
          <table:table-cell office:value-type="string" calcext:value-type="string">
            <text:p>268462.87319726456</text:p>
          </table:table-cell>
          <table:table-cell office:value-type="string" calcext:value-type="string">
            <text:p>105.0219823100033</text:p>
          </table:table-cell>
          <table:table-cell office:value-type="string" calcext:value-type="string">
            <text:p>0.002921184697760816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6];&quot;###,##&quot;);[.$L$1])" office:value-type="string" office:string-value="657.0663666328026," calcext:value-type="string">
            <text:p>657.0663666328026,</text:p>
          </table:table-cell>
          <table:table-cell table:formula="of:=CONCATENATE(TEXT([.C36];&quot;###,##&quot;);[.$L$1])" office:value-type="string" office:string-value="11.0," calcext:value-type="string">
            <text:p>11.0,</text:p>
          </table:table-cell>
          <table:table-cell table:style-name="ce1" table:formula="of:=CONCATENATE([.A36];[.$L$1])" office:value-type="string" office:string-value="291," calcext:value-type="string">
            <text:p>291,</text:p>
          </table:table-cell>
          <table:table-cell table:formula="of:=CONCATENATE([.D36];[.$L$1])" office:value-type="string" office:string-value="1238.7127395698853," calcext:value-type="string">
            <text:p>1238.7127395698853,</text:p>
          </table:table-cell>
          <table:table-cell/>
          <table:table-cell office:value-type="float" office:value="340" calcext:value-type="float">
            <text:p>340</text:p>
          </table:table-cell>
          <table:table-cell table:style-name="ce2" table:formula="of:=CONCATENATE([.O36];[.$L$1])" office:value-type="string" office:string-value="340," calcext:value-type="string">
            <text:p>340,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672.713692809700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134030147861</text:p>
          </table:table-cell>
          <table:table-cell office:value-type="string" calcext:value-type="string">
            <text:p>268643.0747995679</text:p>
          </table:table-cell>
          <table:table-cell office:value-type="string" calcext:value-type="string">
            <text:p>105.06769103979212</text:p>
          </table:table-cell>
          <table:table-cell office:value-type="string" calcext:value-type="string">
            <text:p>-0.0048559133781448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7];&quot;###,##&quot;);[.$L$1])" office:value-type="string" office:string-value="672.7136928097005," calcext:value-type="string">
            <text:p>672.7136928097005,</text:p>
          </table:table-cell>
          <table:table-cell table:formula="of:=CONCATENATE(TEXT([.C37];&quot;###,##&quot;);[.$L$1])" office:value-type="string" office:string-value="11.0," calcext:value-type="string">
            <text:p>11.0,</text:p>
          </table:table-cell>
          <table:table-cell table:style-name="ce1" table:formula="of:=CONCATENATE([.A37];[.$L$1])" office:value-type="string" office:string-value="293," calcext:value-type="string">
            <text:p>293,</text:p>
          </table:table-cell>
          <table:table-cell table:formula="of:=CONCATENATE([.D37];[.$L$1])" office:value-type="string" office:string-value="1238.134030147861," calcext:value-type="string">
            <text:p>1238.134030147861,</text:p>
          </table:table-cell>
          <table:table-cell/>
          <table:table-cell office:value-type="float" office:value="350" calcext:value-type="float">
            <text:p>350</text:p>
          </table:table-cell>
          <table:table-cell table:style-name="ce2" table:formula="of:=CONCATENATE([.O37];[.$L$1])" office:value-type="string" office:string-value="350," calcext:value-type="string">
            <text:p>350,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677.899122507593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307895752677</text:p>
          </table:table-cell>
          <table:table-cell office:value-type="string" calcext:value-type="string">
            <text:p>260344.26565799484</text:p>
          </table:table-cell>
          <table:table-cell office:value-type="string" calcext:value-type="string">
            <text:p>105.64080416590933</text:p>
          </table:table-cell>
          <table:table-cell office:value-type="string" calcext:value-type="string">
            <text:p>-0.0025193869467084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8];&quot;###,##&quot;);[.$L$1])" office:value-type="string" office:string-value="677.8991225075936," calcext:value-type="string">
            <text:p>677.8991225075936,</text:p>
          </table:table-cell>
          <table:table-cell table:formula="of:=CONCATENATE(TEXT([.C38];&quot;###,##&quot;);[.$L$1])" office:value-type="string" office:string-value="11.0," calcext:value-type="string">
            <text:p>11.0,</text:p>
          </table:table-cell>
          <table:table-cell table:style-name="ce1" table:formula="of:=CONCATENATE([.A38];[.$L$1])" office:value-type="string" office:string-value="296," calcext:value-type="string">
            <text:p>296,</text:p>
          </table:table-cell>
          <table:table-cell table:formula="of:=CONCATENATE([.D38];[.$L$1])" office:value-type="string" office:string-value="1238.307895752677," calcext:value-type="string">
            <text:p>1238.307895752677,</text:p>
          </table:table-cell>
          <table:table-cell/>
          <table:table-cell office:value-type="float" office:value="360" calcext:value-type="float">
            <text:p>360</text:p>
          </table:table-cell>
          <table:table-cell table:style-name="ce2" table:formula="of:=CONCATENATE([.O38];[.$L$1])" office:value-type="string" office:string-value="360," calcext:value-type="string">
            <text:p>360,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685.998236007910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0.2394199373416</text:p>
          </table:table-cell>
          <table:table-cell office:value-type="string" calcext:value-type="string">
            <text:p>272496.42365002836</text:p>
          </table:table-cell>
          <table:table-cell office:value-type="string" calcext:value-type="string">
            <text:p>105.62039936507672</text:p>
          </table:table-cell>
          <table:table-cell office:value-type="string" calcext:value-type="string">
            <text:p>-0.1109491538570907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39];&quot;###,##&quot;);[.$L$1])" office:value-type="string" office:string-value="685.9982360079105," calcext:value-type="string">
            <text:p>685.9982360079105,</text:p>
          </table:table-cell>
          <table:table-cell table:formula="of:=CONCATENATE(TEXT([.C39];&quot;###,##&quot;);[.$L$1])" office:value-type="string" office:string-value="11.0," calcext:value-type="string">
            <text:p>11.0,</text:p>
          </table:table-cell>
          <table:table-cell table:style-name="ce1" table:formula="of:=CONCATENATE([.A39];[.$L$1])" office:value-type="string" office:string-value="298," calcext:value-type="string">
            <text:p>298,</text:p>
          </table:table-cell>
          <table:table-cell table:formula="of:=CONCATENATE([.D39];[.$L$1])" office:value-type="string" office:string-value="1230.2394199373416," calcext:value-type="string">
            <text:p>1230.2394199373416,</text:p>
          </table:table-cell>
          <table:table-cell/>
          <table:table-cell office:value-type="float" office:value="370" calcext:value-type="float">
            <text:p>370</text:p>
          </table:table-cell>
          <table:table-cell table:style-name="ce2" table:formula="of:=CONCATENATE([.O39];[.$L$1])" office:value-type="string" office:string-value="370," calcext:value-type="string">
            <text:p>370,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691.206823028504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42.0118999122801</text:p>
          </table:table-cell>
          <table:table-cell office:value-type="string" calcext:value-type="string">
            <text:p>266343.05493896635</text:p>
          </table:table-cell>
          <table:table-cell office:value-type="string" calcext:value-type="string">
            <text:p>105.64080416590933</text:p>
          </table:table-cell>
          <table:table-cell office:value-type="string" calcext:value-type="string">
            <text:p>0.0472575866543634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0];&quot;###,##&quot;);[.$L$1])" office:value-type="string" office:string-value="691.2068230285045," calcext:value-type="string">
            <text:p>691.2068230285045,</text:p>
          </table:table-cell>
          <table:table-cell table:formula="of:=CONCATENATE(TEXT([.C40];&quot;###,##&quot;);[.$L$1])" office:value-type="string" office:string-value="11.0," calcext:value-type="string">
            <text:p>11.0,</text:p>
          </table:table-cell>
          <table:table-cell table:style-name="ce1" table:formula="of:=CONCATENATE([.A40];[.$L$1])" office:value-type="string" office:string-value="300," calcext:value-type="string">
            <text:p>300,</text:p>
          </table:table-cell>
          <table:table-cell table:formula="of:=CONCATENATE([.D40];[.$L$1])" office:value-type="string" office:string-value="1242.0118999122801," calcext:value-type="string">
            <text:p>1242.0118999122801,</text:p>
          </table:table-cell>
          <table:table-cell/>
          <table:table-cell office:value-type="float" office:value="380" calcext:value-type="float">
            <text:p>380</text:p>
          </table:table-cell>
          <table:table-cell table:style-name="ce2" table:formula="of:=CONCATENATE([.O40];[.$L$1])" office:value-type="string" office:string-value="380," calcext:value-type="string">
            <text:p>380,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696.703410795778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6.084348666927</text:p>
          </table:table-cell>
          <table:table-cell office:value-type="string" calcext:value-type="string">
            <text:p>267217.59544965957</text:p>
          </table:table-cell>
          <table:table-cell office:value-type="string" calcext:value-type="string">
            <text:p>105.90055963862457</text:p>
          </table:table-cell>
          <table:table-cell office:value-type="string" calcext:value-type="string">
            <text:p>-0.0324009529004532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1];&quot;###,##&quot;);[.$L$1])" office:value-type="string" office:string-value="696.7034107957785," calcext:value-type="string">
            <text:p>696.7034107957785,</text:p>
          </table:table-cell>
          <table:table-cell table:formula="of:=CONCATENATE(TEXT([.C41];&quot;###,##&quot;);[.$L$1])" office:value-type="string" office:string-value="11.0," calcext:value-type="string">
            <text:p>11.0,</text:p>
          </table:table-cell>
          <table:table-cell table:style-name="ce1" table:formula="of:=CONCATENATE([.A41];[.$L$1])" office:value-type="string" office:string-value="306," calcext:value-type="string">
            <text:p>306,</text:p>
          </table:table-cell>
          <table:table-cell table:formula="of:=CONCATENATE([.D41];[.$L$1])" office:value-type="string" office:string-value="1236.084348666927," calcext:value-type="string">
            <text:p>1236.084348666927,</text:p>
          </table:table-cell>
          <table:table-cell/>
          <table:table-cell office:value-type="float" office:value="390" calcext:value-type="float">
            <text:p>390</text:p>
          </table:table-cell>
          <table:table-cell table:style-name="ce2" table:formula="of:=CONCATENATE([.O41];[.$L$1])" office:value-type="string" office:string-value="390," calcext:value-type="string">
            <text:p>390,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714.411288361918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6.9309387622873</text:p>
          </table:table-cell>
          <table:table-cell office:value-type="string" calcext:value-type="string">
            <text:p>272254.8500303667</text:p>
          </table:table-cell>
          <table:table-cell office:value-type="string" calcext:value-type="string">
            <text:p>105.48844632716174</text:p>
          </table:table-cell>
          <table:table-cell office:value-type="string" calcext:value-type="string">
            <text:p>-0.0210238887796095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2];&quot;###,##&quot;);[.$L$1])" office:value-type="string" office:string-value="714.4112883619185," calcext:value-type="string">
            <text:p>714.4112883619185,</text:p>
          </table:table-cell>
          <table:table-cell table:formula="of:=CONCATENATE(TEXT([.C42];&quot;###,##&quot;);[.$L$1])" office:value-type="string" office:string-value="11.0," calcext:value-type="string">
            <text:p>11.0,</text:p>
          </table:table-cell>
          <table:table-cell table:style-name="ce1" table:formula="of:=CONCATENATE([.A42];[.$L$1])" office:value-type="string" office:string-value="309," calcext:value-type="string">
            <text:p>309,</text:p>
          </table:table-cell>
          <table:table-cell table:formula="of:=CONCATENATE([.D42];[.$L$1])" office:value-type="string" office:string-value="1236.9309387622873," calcext:value-type="string">
            <text:p>1236.9309387622873,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2" table:formula="of:=CONCATENATE([.O42];[.$L$1])" office:value-type="string" office:string-value="400," calcext:value-type="string">
            <text:p>400,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722.099627908379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41.7804615260777</text:p>
          </table:table-cell>
          <table:table-cell office:value-type="string" calcext:value-type="string">
            <text:p>267955.73063008906</text:p>
          </table:table-cell>
          <table:table-cell office:value-type="string" calcext:value-type="string">
            <text:p>104.14131701033247</text:p>
          </table:table-cell>
          <table:table-cell office:value-type="string" calcext:value-type="string">
            <text:p>0.0441473573069135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3];&quot;###,##&quot;);[.$L$1])" office:value-type="string" office:string-value="722.0996279083795," calcext:value-type="string">
            <text:p>722.0996279083795,</text:p>
          </table:table-cell>
          <table:table-cell table:formula="of:=CONCATENATE(TEXT([.C43];&quot;###,##&quot;);[.$L$1])" office:value-type="string" office:string-value="11.0," calcext:value-type="string">
            <text:p>11.0,</text:p>
          </table:table-cell>
          <table:table-cell table:style-name="ce1" table:formula="of:=CONCATENATE([.A43];[.$L$1])" office:value-type="string" office:string-value="320," calcext:value-type="string">
            <text:p>320,</text:p>
          </table:table-cell>
          <table:table-cell table:formula="of:=CONCATENATE([.D43];[.$L$1])" office:value-type="string" office:string-value="1241.7804615260777," calcext:value-type="string">
            <text:p>1241.7804615260777,</text:p>
          </table:table-cell>
          <table:table-cell/>
          <table:table-cell office:value-type="float" office:value="410" calcext:value-type="float">
            <text:p>410</text:p>
          </table:table-cell>
          <table:table-cell table:style-name="ce2" table:formula="of:=CONCATENATE([.O43];[.$L$1])" office:value-type="string" office:string-value="410," calcext:value-type="string">
            <text:p>410,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756.328033425860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0020827882967</text:p>
          </table:table-cell>
          <table:table-cell office:value-type="string" calcext:value-type="string">
            <text:p>16267.289264273737</text:p>
          </table:table-cell>
          <table:table-cell office:value-type="string" calcext:value-type="string">
            <text:p>105.65241065875864</text:p>
          </table:table-cell>
          <table:table-cell office:value-type="string" calcext:value-type="string">
            <text:p>-0.0114358274525610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4];&quot;###,##&quot;);[.$L$1])" office:value-type="string" office:string-value="756.3280334258604," calcext:value-type="string">
            <text:p>756.3280334258604,</text:p>
          </table:table-cell>
          <table:table-cell table:formula="of:=CONCATENATE(TEXT([.C44];&quot;###,##&quot;);[.$L$1])" office:value-type="string" office:string-value="7.5," calcext:value-type="string">
            <text:p>7.5,</text:p>
          </table:table-cell>
          <table:table-cell table:style-name="ce1" table:formula="of:=CONCATENATE([.A44];[.$L$1])" office:value-type="string" office:string-value="331," calcext:value-type="string">
            <text:p>331,</text:p>
          </table:table-cell>
          <table:table-cell table:formula="of:=CONCATENATE([.D44];[.$L$1])" office:value-type="string" office:string-value="641.0020827882967," calcext:value-type="string">
            <text:p>641.0020827882967,</text:p>
          </table:table-cell>
          <table:table-cell/>
          <table:table-cell office:value-type="float" office:value="420" calcext:value-type="float">
            <text:p>420</text:p>
          </table:table-cell>
          <table:table-cell table:style-name="ce2" table:formula="of:=CONCATENATE([.O44];[.$L$1])" office:value-type="string" office:string-value="420," calcext:value-type="string">
            <text:p>420,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788.639900149786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51.3430249333564</text:p>
          </table:table-cell>
          <table:table-cell office:value-type="string" calcext:value-type="string">
            <text:p>10203.268398599757</text:p>
          </table:table-cell>
          <table:table-cell office:value-type="string" calcext:value-type="string">
            <text:p>105.28289772623367</text:p>
          </table:table-cell>
          <table:table-cell office:value-type="string" calcext:value-type="string">
            <text:p>0.0063613966560488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5];&quot;###,##&quot;);[.$L$1])" office:value-type="string" office:string-value="788.6399001497865," calcext:value-type="string">
            <text:p>788.6399001497865,</text:p>
          </table:table-cell>
          <table:table-cell table:formula="of:=CONCATENATE(TEXT([.C45];&quot;###,##&quot;);[.$L$1])" office:value-type="string" office:string-value="5.0," calcext:value-type="string">
            <text:p>5.0,</text:p>
          </table:table-cell>
          <table:table-cell table:style-name="ce1" table:formula="of:=CONCATENATE([.A45];[.$L$1])" office:value-type="string" office:string-value="347," calcext:value-type="string">
            <text:p>347,</text:p>
          </table:table-cell>
          <table:table-cell table:formula="of:=CONCATENATE([.D45];[.$L$1])" office:value-type="string" office:string-value="351.3430249333564," calcext:value-type="string">
            <text:p>351.3430249333564,</text:p>
          </table:table-cell>
          <table:table-cell/>
          <table:table-cell office:value-type="float" office:value="430" calcext:value-type="float">
            <text:p>430</text:p>
          </table:table-cell>
          <table:table-cell table:style-name="ce2" table:formula="of:=CONCATENATE([.O45];[.$L$1])" office:value-type="string" office:string-value="430," calcext:value-type="string">
            <text:p>430,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820.951766873679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4316499551551</text:p>
          </table:table-cell>
          <table:table-cell office:value-type="string" calcext:value-type="string">
            <text:p>153185.01293189797</text:p>
          </table:table-cell>
          <table:table-cell office:value-type="string" calcext:value-type="string">
            <text:p>104.22415581609951</text:p>
          </table:table-cell>
          <table:table-cell office:value-type="string" calcext:value-type="string">
            <text:p>-0.00309147689198569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6];&quot;###,##&quot;);[.$L$1])" office:value-type="string" office:string-value="820.9517668736795," calcext:value-type="string">
            <text:p>820.9517668736795,</text:p>
          </table:table-cell>
          <table:table-cell table:formula="of:=CONCATENATE(TEXT([.C46];&quot;###,##&quot;);[.$L$1])" office:value-type="string" office:string-value="7.5," calcext:value-type="string">
            <text:p>7.5,</text:p>
          </table:table-cell>
          <table:table-cell table:style-name="ce1" table:formula="of:=CONCATENATE([.A46];[.$L$1])" office:value-type="string" office:string-value="366," calcext:value-type="string">
            <text:p>366,</text:p>
          </table:table-cell>
          <table:table-cell table:formula="of:=CONCATENATE([.D46];[.$L$1])" office:value-type="string" office:string-value="641.4316499551551," calcext:value-type="string">
            <text:p>641.4316499551551,</text:p>
          </table:table-cell>
          <table:table-cell/>
          <table:table-cell office:value-type="float" office:value="440" calcext:value-type="float">
            <text:p>440</text:p>
          </table:table-cell>
          <table:table-cell table:style-name="ce2" table:formula="of:=CONCATENATE([.O46];[.$L$1])" office:value-type="string" office:string-value="440," calcext:value-type="string">
            <text:p>440,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847.74763456455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50.9818565539042</text:p>
          </table:table-cell>
          <table:table-cell office:value-type="string" calcext:value-type="string">
            <text:p>9813.192765543083</text:p>
          </table:table-cell>
          <table:table-cell office:value-type="string" calcext:value-type="string">
            <text:p>104.32106205704365</text:p>
          </table:table-cell>
          <table:table-cell office:value-type="string" calcext:value-type="string">
            <text:p>-0.0039283007642404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2</text:p>
          </table:table-cell>
          <table:table-cell table:formula="of:=CONCATENATE(TEXT([.B47];&quot;###,##&quot;);[.$L$1])" office:value-type="string" office:string-value="847.7476345645525," calcext:value-type="string">
            <text:p>847.7476345645525,</text:p>
          </table:table-cell>
          <table:table-cell table:formula="of:=CONCATENATE(TEXT([.C47];&quot;###,##&quot;);[.$L$1])" office:value-type="string" office:string-value="5.0," calcext:value-type="string">
            <text:p>5.0,</text:p>
          </table:table-cell>
          <table:table-cell table:style-name="ce1" table:formula="of:=CONCATENATE([.A47];[.$L$1])" office:value-type="string" office:string-value="378," calcext:value-type="string">
            <text:p>378,</text:p>
          </table:table-cell>
          <table:table-cell table:formula="of:=CONCATENATE([.D47];[.$L$1])" office:value-type="string" office:string-value="350.9818565539042," calcext:value-type="string">
            <text:p>350.9818565539042,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ce2" table:formula="of:=CONCATENATE([.O47];[.$L$1])" office:value-type="string" office:string-value="450," calcext:value-type="string">
            <text:p>450,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872.41637730092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49.0615604840903</text:p>
          </table:table-cell>
          <table:table-cell office:value-type="string" calcext:value-type="string">
            <text:p>10116.752482841843</text:p>
          </table:table-cell>
          <table:table-cell office:value-type="string" calcext:value-type="string">
            <text:p>104.32106205704365</text:p>
          </table:table-cell>
          <table:table-cell office:value-type="string" calcext:value-type="string">
            <text:p>-0.058637590502527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8];&quot;###,##&quot;);[.$L$1])" office:value-type="string" office:string-value="872.4163773009235," calcext:value-type="string">
            <text:p>872.4163773009235,</text:p>
          </table:table-cell>
          <table:table-cell table:formula="of:=CONCATENATE(TEXT([.C48];&quot;###,##&quot;);[.$L$1])" office:value-type="string" office:string-value="5.0," calcext:value-type="string">
            <text:p>5.0,</text:p>
          </table:table-cell>
          <table:table-cell table:style-name="ce1" table:formula="of:=CONCATENATE([.A48];[.$L$1])" office:value-type="string" office:string-value="384," calcext:value-type="string">
            <text:p>384,</text:p>
          </table:table-cell>
          <table:table-cell table:formula="of:=CONCATENATE([.D48];[.$L$1])" office:value-type="string" office:string-value="349.0615604840903," calcext:value-type="string">
            <text:p>349.0615604840903,</text:p>
          </table:table-cell>
          <table:table-cell/>
          <table:table-cell office:value-type="float" office:value="460" calcext:value-type="float">
            <text:p>460</text:p>
          </table:table-cell>
          <table:table-cell table:style-name="ce2" table:formula="of:=CONCATENATE([.O48];[.$L$1])" office:value-type="string" office:string-value="460," calcext:value-type="string">
            <text:p>460,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880.838400632361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0.8022142974618</text:p>
          </table:table-cell>
          <table:table-cell office:value-type="string" calcext:value-type="string">
            <text:p>25631.59023459526</text:p>
          </table:table-cell>
          <table:table-cell office:value-type="string" calcext:value-type="string">
            <text:p>103.82721490173205</text:p>
          </table:table-cell>
          <table:table-cell office:value-type="string" calcext:value-type="string">
            <text:p>-0.0153182767694764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49];&quot;###,##&quot;);[.$L$1])" office:value-type="string" office:string-value="880.8384006323615," calcext:value-type="string">
            <text:p>880.8384006323615,</text:p>
          </table:table-cell>
          <table:table-cell table:formula="of:=CONCATENATE(TEXT([.C49];&quot;###,##&quot;);[.$L$1])" office:value-type="string" office:string-value="7.5," calcext:value-type="string">
            <text:p>7.5,</text:p>
          </table:table-cell>
          <table:table-cell table:style-name="ce1" table:formula="of:=CONCATENATE([.A49];[.$L$1])" office:value-type="string" office:string-value="415," calcext:value-type="string">
            <text:p>415,</text:p>
          </table:table-cell>
          <table:table-cell table:formula="of:=CONCATENATE([.D49];[.$L$1])" office:value-type="string" office:string-value="640.8022142974618," calcext:value-type="string">
            <text:p>640.8022142974618,</text:p>
          </table:table-cell>
          <table:table-cell/>
          <table:table-cell office:value-type="float" office:value="470" calcext:value-type="float">
            <text:p>470</text:p>
          </table:table-cell>
          <table:table-cell table:style-name="ce2" table:formula="of:=CONCATENATE([.O49];[.$L$1])" office:value-type="string" office:string-value="470," calcext:value-type="string">
            <text:p>470,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923.805114305466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0.0986890470851</text:p>
          </table:table-cell>
          <table:table-cell office:value-type="string" calcext:value-type="string">
            <text:p>25193.00385718212</text:p>
          </table:table-cell>
          <table:table-cell office:value-type="string" calcext:value-type="string">
            <text:p>103.16903888981258</text:p>
          </table:table-cell>
          <table:table-cell office:value-type="string" calcext:value-type="string">
            <text:p>-0.0289842684240352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0];&quot;###,##&quot;);[.$L$1])" office:value-type="string" office:string-value="923.8051143054665," calcext:value-type="string">
            <text:p>923.8051143054665,</text:p>
          </table:table-cell>
          <table:table-cell table:formula="of:=CONCATENATE(TEXT([.C50];&quot;###,##&quot;);[.$L$1])" office:value-type="string" office:string-value="7.5," calcext:value-type="string">
            <text:p>7.5,</text:p>
          </table:table-cell>
          <table:table-cell table:style-name="ce1" table:formula="of:=CONCATENATE([.A50];[.$L$1])" office:value-type="string" office:string-value="425," calcext:value-type="string">
            <text:p>425,</text:p>
          </table:table-cell>
          <table:table-cell table:formula="of:=CONCATENATE([.D50];[.$L$1])" office:value-type="string" office:string-value="640.0986890470851," calcext:value-type="string">
            <text:p>640.0986890470851,</text:p>
          </table:table-cell>
          <table:table-cell/>
          <table:table-cell office:value-type="float" office:value="480" calcext:value-type="float">
            <text:p>480</text:p>
          </table:table-cell>
          <table:table-cell table:style-name="ce2" table:formula="of:=CONCATENATE([.O50];[.$L$1])" office:value-type="string" office:string-value="480," calcext:value-type="string">
            <text:p>480,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943.839976369758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38.7230413556334</text:p>
          </table:table-cell>
          <table:table-cell office:value-type="string" calcext:value-type="string">
            <text:p>26723.46272403133</text:p>
          </table:table-cell>
          <table:table-cell office:value-type="string" calcext:value-type="string">
            <text:p>102.5883430699026</text:p>
          </table:table-cell>
          <table:table-cell office:value-type="string" calcext:value-type="string">
            <text:p>-0.0557062515524665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1];&quot;###,##&quot;);[.$L$1])" office:value-type="string" office:string-value="943.8399763697585," calcext:value-type="string">
            <text:p>943.8399763697585,</text:p>
          </table:table-cell>
          <table:table-cell table:formula="of:=CONCATENATE(TEXT([.C51];&quot;###,##&quot;);[.$L$1])" office:value-type="string" office:string-value="7.5," calcext:value-type="string">
            <text:p>7.5,</text:p>
          </table:table-cell>
          <table:table-cell table:style-name="ce1" table:formula="of:=CONCATENATE([.A51];[.$L$1])" office:value-type="string" office:string-value="431," calcext:value-type="string">
            <text:p>431,</text:p>
          </table:table-cell>
          <table:table-cell table:formula="of:=CONCATENATE([.D51];[.$L$1])" office:value-type="string" office:string-value="638.7230413556334," calcext:value-type="string">
            <text:p>638.7230413556334,</text:p>
          </table:table-cell>
          <table:table-cell/>
          <table:table-cell office:value-type="float" office:value="490" calcext:value-type="float">
            <text:p>490</text:p>
          </table:table-cell>
          <table:table-cell table:style-name="ce2" table:formula="of:=CONCATENATE([.O51];[.$L$1])" office:value-type="string" office:string-value="490," calcext:value-type="string">
            <text:p>490,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955.680744446707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3.4731253877264</text:p>
          </table:table-cell>
          <table:table-cell office:value-type="string" calcext:value-type="string">
            <text:p>26185.91606659371</text:p>
          </table:table-cell>
          <table:table-cell office:value-type="string" calcext:value-type="string">
            <text:p>101.92873826483368</text:p>
          </table:table-cell>
          <table:table-cell office:value-type="string" calcext:value-type="string">
            <text:p>0.036564223041412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2];&quot;###,##&quot;);[.$L$1])" office:value-type="string" office:string-value="955.6807444467075," calcext:value-type="string">
            <text:p>955.6807444467075,</text:p>
          </table:table-cell>
          <table:table-cell table:formula="of:=CONCATENATE(TEXT([.C52];&quot;###,##&quot;);[.$L$1])" office:value-type="string" office:string-value="7.5," calcext:value-type="string">
            <text:p>7.5,</text:p>
          </table:table-cell>
          <table:table-cell table:style-name="ce1" table:formula="of:=CONCATENATE([.A52];[.$L$1])" office:value-type="string" office:string-value="434," calcext:value-type="string">
            <text:p>434,</text:p>
          </table:table-cell>
          <table:table-cell table:formula="of:=CONCATENATE([.D52];[.$L$1])" office:value-type="string" office:string-value="643.4731253877264," calcext:value-type="string">
            <text:p>643.4731253877264,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2" table:formula="of:=CONCATENATE([.O52];[.$L$1])" office:value-type="string" office:string-value="500," calcext:value-type="string">
            <text:p>500,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961.723468527828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8206292985963</text:p>
          </table:table-cell>
          <table:table-cell office:value-type="string" calcext:value-type="string">
            <text:p>26037.924883340016</text:p>
          </table:table-cell>
          <table:table-cell office:value-type="string" calcext:value-type="string">
            <text:p>102.1496857759135</text:p>
          </table:table-cell>
          <table:table-cell office:value-type="string" calcext:value-type="string">
            <text:p>0.004464454410289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3];&quot;###,##&quot;);[.$L$1])" office:value-type="string" office:string-value="961.7234685278286," calcext:value-type="string">
            <text:p>961.7234685278286,</text:p>
          </table:table-cell>
          <table:table-cell table:formula="of:=CONCATENATE(TEXT([.C53];&quot;###,##&quot;);[.$L$1])" office:value-type="string" office:string-value="7.5," calcext:value-type="string">
            <text:p>7.5,</text:p>
          </table:table-cell>
          <table:table-cell table:style-name="ce1" table:formula="of:=CONCATENATE([.A53];[.$L$1])" office:value-type="string" office:string-value="438," calcext:value-type="string">
            <text:p>438,</text:p>
          </table:table-cell>
          <table:table-cell table:formula="of:=CONCATENATE([.D53];[.$L$1])" office:value-type="string" office:string-value="641.8206292985963," calcext:value-type="string">
            <text:p>641.8206292985963,</text:p>
          </table:table-cell>
          <table:table-cell/>
          <table:table-cell office:value-type="float" office:value="510" calcext:value-type="float">
            <text:p>510</text:p>
          </table:table-cell>
          <table:table-cell table:style-name="ce2" table:formula="of:=CONCATENATE([.O53];[.$L$1])" office:value-type="string" office:string-value="510," calcext:value-type="string">
            <text:p>510,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969.147046229584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3627121838872</text:p>
          </table:table-cell>
          <table:table-cell office:value-type="string" calcext:value-type="string">
            <text:p>25890.78644748184</text:p>
          </table:table-cell>
          <table:table-cell office:value-type="string" calcext:value-type="string">
            <text:p>102.18282800012423</text:p>
          </table:table-cell>
          <table:table-cell office:value-type="string" calcext:value-type="string">
            <text:p>-0.00443059443798075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4];&quot;###,##&quot;);[.$L$1])" office:value-type="string" office:string-value="969.1470462295845," calcext:value-type="string">
            <text:p>969.1470462295845,</text:p>
          </table:table-cell>
          <table:table-cell table:formula="of:=CONCATENATE(TEXT([.C54];&quot;###,##&quot;);[.$L$1])" office:value-type="string" office:string-value="7.5," calcext:value-type="string">
            <text:p>7.5,</text:p>
          </table:table-cell>
          <table:table-cell table:style-name="ce1" table:formula="of:=CONCATENATE([.A54];[.$L$1])" office:value-type="string" office:string-value="445," calcext:value-type="string">
            <text:p>445,</text:p>
          </table:table-cell>
          <table:table-cell table:formula="of:=CONCATENATE([.D54];[.$L$1])" office:value-type="string" office:string-value="641.3627121838872," calcext:value-type="string">
            <text:p>641.3627121838872,</text:p>
          </table:table-cell>
          <table:table-cell/>
          <table:table-cell office:value-type="float" office:value="520" calcext:value-type="float">
            <text:p>520</text:p>
          </table:table-cell>
          <table:table-cell table:style-name="ce2" table:formula="of:=CONCATENATE([.O54];[.$L$1])" office:value-type="string" office:string-value="520," calcext:value-type="string">
            <text:p>520,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982.734245759515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0.9061417332534</text:p>
          </table:table-cell>
          <table:table-cell office:value-type="string" calcext:value-type="string">
            <text:p>25779.581458849327</text:p>
          </table:table-cell>
          <table:table-cell office:value-type="string" calcext:value-type="string">
            <text:p>102.12262862945919</text:p>
          </table:table-cell>
          <table:table-cell office:value-type="string" calcext:value-type="string">
            <text:p>-0.01329948431043173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5];&quot;###,##&quot;);[.$L$1])" office:value-type="string" office:string-value="982.7342457595155," calcext:value-type="string">
            <text:p>982.7342457595155,</text:p>
          </table:table-cell>
          <table:table-cell table:formula="of:=CONCATENATE(TEXT([.C55];&quot;###,##&quot;);[.$L$1])" office:value-type="string" office:string-value="7.5," calcext:value-type="string">
            <text:p>7.5,</text:p>
          </table:table-cell>
          <table:table-cell table:style-name="ce1" table:formula="of:=CONCATENATE([.A55];[.$L$1])" office:value-type="string" office:string-value="450," calcext:value-type="string">
            <text:p>450,</text:p>
          </table:table-cell>
          <table:table-cell table:formula="of:=CONCATENATE([.D55];[.$L$1])" office:value-type="string" office:string-value="640.9061417332534," calcext:value-type="string">
            <text:p>640.9061417332534,</text:p>
          </table:table-cell>
          <table:table-cell/>
          <table:table-cell office:value-type="float" office:value="530" calcext:value-type="float">
            <text:p>530</text:p>
          </table:table-cell>
          <table:table-cell table:style-name="ce2" table:formula="of:=CONCATENATE([.O55];[.$L$1])" office:value-type="string" office:string-value="530," calcext:value-type="string">
            <text:p>530,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992.436903757655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0.5602113191476</text:p>
          </table:table-cell>
          <table:table-cell office:value-type="string" calcext:value-type="string">
            <text:p>25717.0463505688</text:p>
          </table:table-cell>
          <table:table-cell office:value-type="string" calcext:value-type="string">
            <text:p>101.99358828164344</text:p>
          </table:table-cell>
          <table:table-cell office:value-type="string" calcext:value-type="string">
            <text:p>-0.0200191893241434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6];&quot;###,##&quot;);[.$L$1])" office:value-type="string" office:string-value="992.4369037576555," calcext:value-type="string">
            <text:p>992.4369037576555,</text:p>
          </table:table-cell>
          <table:table-cell table:formula="of:=CONCATENATE(TEXT([.C56];&quot;###,##&quot;);[.$L$1])" office:value-type="string" office:string-value="7.5," calcext:value-type="string">
            <text:p>7.5,</text:p>
          </table:table-cell>
          <table:table-cell table:style-name="ce1" table:formula="of:=CONCATENATE([.A56];[.$L$1])" office:value-type="string" office:string-value="454," calcext:value-type="string">
            <text:p>454,</text:p>
          </table:table-cell>
          <table:table-cell table:formula="of:=CONCATENATE([.D56];[.$L$1])" office:value-type="string" office:string-value="640.5602113191476," calcext:value-type="string">
            <text:p>640.5602113191476,</text:p>
          </table:table-cell>
          <table:table-cell/>
          <table:table-cell office:value-type="float" office:value="540" calcext:value-type="float">
            <text:p>540</text:p>
          </table:table-cell>
          <table:table-cell table:style-name="ce2" table:formula="of:=CONCATENATE([.O56];[.$L$1])" office:value-type="string" office:string-value="540," calcext:value-type="string">
            <text:p>540,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1001.182823391773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0.3653527123886</text:p>
          </table:table-cell>
          <table:table-cell office:value-type="string" calcext:value-type="string">
            <text:p>17344.09288347666</text:p>
          </table:table-cell>
          <table:table-cell office:value-type="string" calcext:value-type="string">
            <text:p>101.81850206067429</text:p>
          </table:table-cell>
          <table:table-cell office:value-type="string" calcext:value-type="string">
            <text:p>-0.023804321545570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7];&quot;###,##&quot;);[.$L$1])" office:value-type="string" office:string-value="1001.1828233917736," calcext:value-type="string">
            <text:p>1001.1828233917736,</text:p>
          </table:table-cell>
          <table:table-cell table:formula="of:=CONCATENATE(TEXT([.C57];&quot;###,##&quot;);[.$L$1])" office:value-type="string" office:string-value="7.5," calcext:value-type="string">
            <text:p>7.5,</text:p>
          </table:table-cell>
          <table:table-cell table:style-name="ce1" table:formula="of:=CONCATENATE([.A57];[.$L$1])" office:value-type="string" office:string-value="458," calcext:value-type="string">
            <text:p>458,</text:p>
          </table:table-cell>
          <table:table-cell table:formula="of:=CONCATENATE([.D57];[.$L$1])" office:value-type="string" office:string-value="640.3653527123886," calcext:value-type="string">
            <text:p>640.3653527123886,</text:p>
          </table:table-cell>
          <table:table-cell/>
          <table:table-cell office:value-type="float" office:value="550" calcext:value-type="float">
            <text:p>550</text:p>
          </table:table-cell>
          <table:table-cell table:style-name="ce2" table:formula="of:=CONCATENATE([.O57];[.$L$1])" office:value-type="string" office:string-value="550," calcext:value-type="string">
            <text:p>550,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1008.830950102172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6969737065991</text:p>
          </table:table-cell>
          <table:table-cell office:value-type="string" calcext:value-type="string">
            <text:p>15085.32689342707</text:p>
          </table:table-cell>
          <table:table-cell office:value-type="string" calcext:value-type="string">
            <text:p>101.60351470516048</text:p>
          </table:table-cell>
          <table:table-cell office:value-type="string" calcext:value-type="string">
            <text:p>0.0020624421337341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8];&quot;###,##&quot;);[.$L$1])" office:value-type="string" office:string-value="1008.8309501021726," calcext:value-type="string">
            <text:p>1008.8309501021726,</text:p>
          </table:table-cell>
          <table:table-cell table:formula="of:=CONCATENATE(TEXT([.C58];&quot;###,##&quot;);[.$L$1])" office:value-type="string" office:string-value="7.5," calcext:value-type="string">
            <text:p>7.5,</text:p>
          </table:table-cell>
          <table:table-cell table:style-name="ce1" table:formula="of:=CONCATENATE([.A58];[.$L$1])" office:value-type="string" office:string-value="466," calcext:value-type="string">
            <text:p>466,</text:p>
          </table:table-cell>
          <table:table-cell table:formula="of:=CONCATENATE([.D58];[.$L$1])" office:value-type="string" office:string-value="641.6969737065991," calcext:value-type="string">
            <text:p>641.6969737065991,</text:p>
          </table:table-cell>
          <table:table-cell/>
          <table:table-cell office:value-type="float" office:value="560" calcext:value-type="float">
            <text:p>560</text:p>
          </table:table-cell>
          <table:table-cell table:style-name="ce2" table:formula="of:=CONCATENATE([.O58];[.$L$1])" office:value-type="string" office:string-value="560," calcext:value-type="string">
            <text:p>560,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1024.796919541801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2.8223387394454</text:p>
          </table:table-cell>
          <table:table-cell office:value-type="string" calcext:value-type="string">
            <text:p>14789.304482582045</text:p>
          </table:table-cell>
          <table:table-cell office:value-type="string" calcext:value-type="string">
            <text:p>101.46790753694401</text:p>
          </table:table-cell>
          <table:table-cell office:value-type="string" calcext:value-type="string">
            <text:p>0.0239226797570122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59];&quot;###,##&quot;);[.$L$1])" office:value-type="string" office:string-value="1024.7969195418016," calcext:value-type="string">
            <text:p>1024.7969195418016,</text:p>
          </table:table-cell>
          <table:table-cell table:formula="of:=CONCATENATE(TEXT([.C59];&quot;###,##&quot;);[.$L$1])" office:value-type="string" office:string-value="7.5," calcext:value-type="string">
            <text:p>7.5,</text:p>
          </table:table-cell>
          <table:table-cell table:style-name="ce1" table:formula="of:=CONCATENATE([.A59];[.$L$1])" office:value-type="string" office:string-value="469," calcext:value-type="string">
            <text:p>469,</text:p>
          </table:table-cell>
          <table:table-cell table:formula="of:=CONCATENATE([.D59];[.$L$1])" office:value-type="string" office:string-value="642.8223387394454," calcext:value-type="string">
            <text:p>642.8223387394454,</text:p>
          </table:table-cell>
          <table:table-cell/>
          <table:table-cell office:value-type="float" office:value="570" calcext:value-type="float">
            <text:p>570</text:p>
          </table:table-cell>
          <table:table-cell table:style-name="ce2" table:formula="of:=CONCATENATE([.O59];[.$L$1])" office:value-type="string" office:string-value="570," calcext:value-type="string">
            <text:p>570,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1030.465480488729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6112843554497</text:p>
          </table:table-cell>
          <table:table-cell office:value-type="string" calcext:value-type="string">
            <text:p>14661.206155282962</text:p>
          </table:table-cell>
          <table:table-cell office:value-type="string" calcext:value-type="string">
            <text:p>101.46790753694401</text:p>
          </table:table-cell>
          <table:table-cell office:value-type="string" calcext:value-type="string">
            <text:p>3.979248231402133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0];&quot;###,##&quot;);[.$L$1])" office:value-type="string" office:string-value="1030.4654804887296," calcext:value-type="string">
            <text:p>1030.4654804887296,</text:p>
          </table:table-cell>
          <table:table-cell table:formula="of:=CONCATENATE(TEXT([.C60];&quot;###,##&quot;);[.$L$1])" office:value-type="string" office:string-value="7.5," calcext:value-type="string">
            <text:p>7.5,</text:p>
          </table:table-cell>
          <table:table-cell table:style-name="ce1" table:formula="of:=CONCATENATE([.A60];[.$L$1])" office:value-type="string" office:string-value="473," calcext:value-type="string">
            <text:p>473,</text:p>
          </table:table-cell>
          <table:table-cell table:formula="of:=CONCATENATE([.D60];[.$L$1])" office:value-type="string" office:string-value="641.6112843554497," calcext:value-type="string">
            <text:p>641.6112843554497,</text:p>
          </table:table-cell>
          <table:table-cell/>
          <table:table-cell office:value-type="float" office:value="580" calcext:value-type="float">
            <text:p>580</text:p>
          </table:table-cell>
          <table:table-cell table:style-name="ce2" table:formula="of:=CONCATENATE([.O60];[.$L$1])" office:value-type="string" office:string-value="580," calcext:value-type="string">
            <text:p>580,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1037.903182095962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0834677207544</text:p>
          </table:table-cell>
          <table:table-cell office:value-type="string" calcext:value-type="string">
            <text:p>14874.974929327876</text:p>
          </table:table-cell>
          <table:table-cell office:value-type="string" calcext:value-type="string">
            <text:p>101.47086718304064</text:p>
          </table:table-cell>
          <table:table-cell office:value-type="string" calcext:value-type="string">
            <text:p>-0.0098549235586656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1];&quot;###,##&quot;);[.$L$1])" office:value-type="string" office:string-value="1037.9031820959628," calcext:value-type="string">
            <text:p>1037.9031820959628,</text:p>
          </table:table-cell>
          <table:table-cell table:formula="of:=CONCATENATE(TEXT([.C61];&quot;###,##&quot;);[.$L$1])" office:value-type="string" office:string-value="7.5," calcext:value-type="string">
            <text:p>7.5,</text:p>
          </table:table-cell>
          <table:table-cell table:style-name="ce1" table:formula="of:=CONCATENATE([.A61];[.$L$1])" office:value-type="string" office:string-value="484," calcext:value-type="string">
            <text:p>484,</text:p>
          </table:table-cell>
          <table:table-cell table:formula="of:=CONCATENATE([.D61];[.$L$1])" office:value-type="string" office:string-value="641.0834677207544," calcext:value-type="string">
            <text:p>641.0834677207544,</text:p>
          </table:table-cell>
          <table:table-cell/>
          <table:table-cell office:value-type="float" office:value="590" calcext:value-type="float">
            <text:p>590</text:p>
          </table:table-cell>
          <table:table-cell table:style-name="ce2" table:formula="of:=CONCATENATE([.O61];[.$L$1])" office:value-type="string" office:string-value="590," calcext:value-type="string">
            <text:p>590,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1059.9728323301142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9630063967262</text:p>
          </table:table-cell>
          <table:table-cell office:value-type="string" calcext:value-type="string">
            <text:p>14873.643964554989</text:p>
          </table:table-cell>
          <table:table-cell office:value-type="string" calcext:value-type="string">
            <text:p>101.25337246701659</text:p>
          </table:table-cell>
          <table:table-cell office:value-type="string" calcext:value-type="string">
            <text:p>0.00723013230714215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2];&quot;###,##&quot;);[.$L$1])" office:value-type="string" office:string-value="1059.9728323301142," calcext:value-type="string">
            <text:p>1059.9728323301142,</text:p>
          </table:table-cell>
          <table:table-cell table:formula="of:=CONCATENATE(TEXT([.C62];&quot;###,##&quot;);[.$L$1])" office:value-type="string" office:string-value="7.5," calcext:value-type="string">
            <text:p>7.5,</text:p>
          </table:table-cell>
          <table:table-cell table:style-name="ce1" table:formula="of:=CONCATENATE([.A62];[.$L$1])" office:value-type="string" office:string-value="488," calcext:value-type="string">
            <text:p>488,</text:p>
          </table:table-cell>
          <table:table-cell table:formula="of:=CONCATENATE([.D62];[.$L$1])" office:value-type="string" office:string-value="641.9630063967262," calcext:value-type="string">
            <text:p>641.9630063967262,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2" table:formula="of:=CONCATENATE([.O62];[.$L$1])" office:value-type="string" office:string-value="600," calcext:value-type="string">
            <text:p>600,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1068.271749720958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9575498464732</text:p>
          </table:table-cell>
          <table:table-cell office:value-type="string" calcext:value-type="string">
            <text:p>14852.576410255298</text:p>
          </table:table-cell>
          <table:table-cell office:value-type="string" calcext:value-type="string">
            <text:p>101.31337473775844</text:p>
          </table:table-cell>
          <table:table-cell office:value-type="string" calcext:value-type="string">
            <text:p>0.0071241387124838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3];&quot;###,##&quot;);[.$L$1])" office:value-type="string" office:string-value="1068.2717497209585," calcext:value-type="string">
            <text:p>1068.2717497209585,</text:p>
          </table:table-cell>
          <table:table-cell table:formula="of:=CONCATENATE(TEXT([.C63];&quot;###,##&quot;);[.$L$1])" office:value-type="string" office:string-value="7.5," calcext:value-type="string">
            <text:p>7.5,</text:p>
          </table:table-cell>
          <table:table-cell table:style-name="ce1" table:formula="of:=CONCATENATE([.A63];[.$L$1])" office:value-type="string" office:string-value="495," calcext:value-type="string">
            <text:p>495,</text:p>
          </table:table-cell>
          <table:table-cell table:formula="of:=CONCATENATE([.D63];[.$L$1])" office:value-type="string" office:string-value="641.9575498464732," calcext:value-type="string">
            <text:p>641.9575498464732,</text:p>
          </table:table-cell>
          <table:table-cell/>
          <table:table-cell office:value-type="float" office:value="610" calcext:value-type="float">
            <text:p>610</text:p>
          </table:table-cell>
          <table:table-cell table:style-name="ce2" table:formula="of:=CONCATENATE([.O63];[.$L$1])" office:value-type="string" office:string-value="610," calcext:value-type="string">
            <text:p>610,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1083.782080987481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8711467503908</text:p>
          </table:table-cell>
          <table:table-cell office:value-type="string" calcext:value-type="string">
            <text:p>15335.396848180864</text:p>
          </table:table-cell>
          <table:table-cell office:value-type="string" calcext:value-type="string">
            <text:p>101.42387248917773</text:p>
          </table:table-cell>
          <table:table-cell office:value-type="string" calcext:value-type="string">
            <text:p>0.0054457568927035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4];&quot;###,##&quot;);[.$L$1])" office:value-type="string" office:string-value="1083.7820809874818," calcext:value-type="string">
            <text:p>1083.7820809874818,</text:p>
          </table:table-cell>
          <table:table-cell table:formula="of:=CONCATENATE(TEXT([.C64];&quot;###,##&quot;);[.$L$1])" office:value-type="string" office:string-value="7.5," calcext:value-type="string">
            <text:p>7.5,</text:p>
          </table:table-cell>
          <table:table-cell table:style-name="ce1" table:formula="of:=CONCATENATE([.A64];[.$L$1])" office:value-type="string" office:string-value="504," calcext:value-type="string">
            <text:p>504,</text:p>
          </table:table-cell>
          <table:table-cell table:formula="of:=CONCATENATE([.D64];[.$L$1])" office:value-type="string" office:string-value="641.8711467503908," calcext:value-type="string">
            <text:p>641.8711467503908,</text:p>
          </table:table-cell>
          <table:table-cell/>
          <table:table-cell office:value-type="float" office:value="620" calcext:value-type="float">
            <text:p>620</text:p>
          </table:table-cell>
          <table:table-cell table:style-name="ce2" table:formula="of:=CONCATENATE([.O64];[.$L$1])" office:value-type="string" office:string-value="620," calcext:value-type="string">
            <text:p>620,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1101.828447303535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3.8361693859305</text:p>
          </table:table-cell>
          <table:table-cell office:value-type="string" calcext:value-type="string">
            <text:p>472.71100022600336</text:p>
          </table:table-cell>
          <table:table-cell office:value-type="string" calcext:value-type="string">
            <text:p>101.52214861293163</text:p>
          </table:table-cell>
          <table:table-cell office:value-type="string" calcext:value-type="string">
            <text:p>0.04361635975866315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5];&quot;###,##&quot;);[.$L$1])" office:value-type="string" office:string-value="1101.8284473035355," calcext:value-type="string">
            <text:p>1101.8284473035355,</text:p>
          </table:table-cell>
          <table:table-cell table:formula="of:=CONCATENATE(TEXT([.C65];&quot;###,##&quot;);[.$L$1])" office:value-type="string" office:string-value="7.5," calcext:value-type="string">
            <text:p>7.5,</text:p>
          </table:table-cell>
          <table:table-cell table:style-name="ce1" table:formula="of:=CONCATENATE([.A65];[.$L$1])" office:value-type="string" office:string-value="513," calcext:value-type="string">
            <text:p>513,</text:p>
          </table:table-cell>
          <table:table-cell table:formula="of:=CONCATENATE([.D65];[.$L$1])" office:value-type="string" office:string-value="643.8361693859305," calcext:value-type="string">
            <text:p>643.8361693859305,</text:p>
          </table:table-cell>
          <table:table-cell/>
          <table:table-cell office:value-type="float" office:value="630" calcext:value-type="float">
            <text:p>630</text:p>
          </table:table-cell>
          <table:table-cell table:style-name="ce2" table:formula="of:=CONCATENATE([.O65];[.$L$1])" office:value-type="string" office:string-value="630," calcext:value-type="string">
            <text:p>630,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1120.50976274381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7138038147998</text:p>
          </table:table-cell>
          <table:table-cell office:value-type="string" calcext:value-type="string">
            <text:p>268993.0730083934</text:p>
          </table:table-cell>
          <table:table-cell office:value-type="string" calcext:value-type="string">
            <text:p>102.33695958793992</text:p>
          </table:table-cell>
          <table:table-cell office:value-type="string" calcext:value-type="string">
            <text:p>0.00293548675810558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6];&quot;###,##&quot;);[.$L$1])" office:value-type="string" office:string-value="1120.509762743815," calcext:value-type="string">
            <text:p>1120.509762743815,</text:p>
          </table:table-cell>
          <table:table-cell table:formula="of:=CONCATENATE(TEXT([.C66];&quot;###,##&quot;);[.$L$1])" office:value-type="string" office:string-value="11.0," calcext:value-type="string">
            <text:p>11.0,</text:p>
          </table:table-cell>
          <table:table-cell table:style-name="ce1" table:formula="of:=CONCATENATE([.A66];[.$L$1])" office:value-type="string" office:string-value="527," calcext:value-type="string">
            <text:p>527,</text:p>
          </table:table-cell>
          <table:table-cell table:formula="of:=CONCATENATE([.D66];[.$L$1])" office:value-type="string" office:string-value="1238.7138038147998," calcext:value-type="string">
            <text:p>1238.7138038147998,</text:p>
          </table:table-cell>
          <table:table-cell/>
          <table:table-cell office:value-type="float" office:value="640" calcext:value-type="float">
            <text:p>640</text:p>
          </table:table-cell>
          <table:table-cell table:style-name="ce2" table:formula="of:=CONCATENATE([.O66];[.$L$1])" office:value-type="string" office:string-value="640," calcext:value-type="string">
            <text:p>640,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1149.545416818286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6454212739118</text:p>
          </table:table-cell>
          <table:table-cell office:value-type="string" calcext:value-type="string">
            <text:p>267634.34799765144</text:p>
          </table:table-cell>
          <table:table-cell office:value-type="string" calcext:value-type="string">
            <text:p>102.42219336598846</text:p>
          </table:table-cell>
          <table:table-cell office:value-type="string" calcext:value-type="string">
            <text:p>0.00201651480616383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7];&quot;###,##&quot;);[.$L$1])" office:value-type="string" office:string-value="1149.5454168182866," calcext:value-type="string">
            <text:p>1149.5454168182866,</text:p>
          </table:table-cell>
          <table:table-cell table:formula="of:=CONCATENATE(TEXT([.C67];&quot;###,##&quot;);[.$L$1])" office:value-type="string" office:string-value="11.0," calcext:value-type="string">
            <text:p>11.0,</text:p>
          </table:table-cell>
          <table:table-cell table:style-name="ce1" table:formula="of:=CONCATENATE([.A67];[.$L$1])" office:value-type="string" office:string-value="532," calcext:value-type="string">
            <text:p>532,</text:p>
          </table:table-cell>
          <table:table-cell table:formula="of:=CONCATENATE([.D67];[.$L$1])" office:value-type="string" office:string-value="1238.6454212739118," calcext:value-type="string">
            <text:p>1238.6454212739118,</text:p>
          </table:table-cell>
          <table:table-cell/>
          <table:table-cell office:value-type="float" office:value="650" calcext:value-type="float">
            <text:p>650</text:p>
          </table:table-cell>
          <table:table-cell table:style-name="ce2" table:formula="of:=CONCATENATE([.O67];[.$L$1])" office:value-type="string" office:string-value="650," calcext:value-type="string">
            <text:p>650,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1163.458400337776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7.3338844476084</text:p>
          </table:table-cell>
          <table:table-cell office:value-type="string" calcext:value-type="string">
            <text:p>268863.23499353376</text:p>
          </table:table-cell>
          <table:table-cell office:value-type="string" calcext:value-type="string">
            <text:p>102.52610727600265</text:p>
          </table:table-cell>
          <table:table-cell office:value-type="string" calcext:value-type="string">
            <text:p>-0.0156088255462458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8];&quot;###,##&quot;);[.$L$1])" office:value-type="string" office:string-value="1163.4584003377765," calcext:value-type="string">
            <text:p>1163.4584003377765,</text:p>
          </table:table-cell>
          <table:table-cell table:formula="of:=CONCATENATE(TEXT([.C68];&quot;###,##&quot;);[.$L$1])" office:value-type="string" office:string-value="11.0," calcext:value-type="string">
            <text:p>11.0,</text:p>
          </table:table-cell>
          <table:table-cell table:style-name="ce1" table:formula="of:=CONCATENATE([.A68];[.$L$1])" office:value-type="string" office:string-value="534," calcext:value-type="string">
            <text:p>534,</text:p>
          </table:table-cell>
          <table:table-cell table:formula="of:=CONCATENATE([.D68];[.$L$1])" office:value-type="string" office:string-value="1237.3338844476084," calcext:value-type="string">
            <text:p>1237.3338844476084,</text:p>
          </table:table-cell>
          <table:table-cell/>
          <table:table-cell office:value-type="float" office:value="660" calcext:value-type="float">
            <text:p>660</text:p>
          </table:table-cell>
          <table:table-cell table:style-name="ce2" table:formula="of:=CONCATENATE([.O68];[.$L$1])" office:value-type="string" office:string-value="660," calcext:value-type="string">
            <text:p>660,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1168.318354248111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8.5202358573229</text:p>
          </table:table-cell>
          <table:table-cell office:value-type="string" calcext:value-type="string">
            <text:p>268236.13123484945</text:p>
          </table:table-cell>
          <table:table-cell office:value-type="string" calcext:value-type="string">
            <text:p>102.52610727600265</text:p>
          </table:table-cell>
          <table:table-cell office:value-type="string" calcext:value-type="string">
            <text:p>3.3418646410972276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69];&quot;###,##&quot;);[.$L$1])" office:value-type="string" office:string-value="1168.3183542481115," calcext:value-type="string">
            <text:p>1168.3183542481115,</text:p>
          </table:table-cell>
          <table:table-cell table:formula="of:=CONCATENATE(TEXT([.C69];&quot;###,##&quot;);[.$L$1])" office:value-type="string" office:string-value="11.0," calcext:value-type="string">
            <text:p>11.0,</text:p>
          </table:table-cell>
          <table:table-cell table:style-name="ce1" table:formula="of:=CONCATENATE([.A69];[.$L$1])" office:value-type="string" office:string-value="536," calcext:value-type="string">
            <text:p>536,</text:p>
          </table:table-cell>
          <table:table-cell table:formula="of:=CONCATENATE([.D69];[.$L$1])" office:value-type="string" office:string-value="1238.5202358573229," calcext:value-type="string">
            <text:p>1238.5202358573229,</text:p>
          </table:table-cell>
          <table:table-cell/>
          <table:table-cell office:value-type="float" office:value="670" calcext:value-type="float">
            <text:p>670</text:p>
          </table:table-cell>
          <table:table-cell table:style-name="ce2" table:formula="of:=CONCATENATE([.O69];[.$L$1])" office:value-type="string" office:string-value="670," calcext:value-type="string">
            <text:p>670,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1174.5346058311495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37.9151776448045</text:p>
          </table:table-cell>
          <table:table-cell office:value-type="string" calcext:value-type="string">
            <text:p>271780.18690181966</text:p>
          </table:table-cell>
          <table:table-cell office:value-type="string" calcext:value-type="string">
            <text:p>102.5281846631392</text:p>
          </table:table-cell>
          <table:table-cell office:value-type="string" calcext:value-type="string">
            <text:p>-0.0077970049098391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0];&quot;###,##&quot;);[.$L$1])" office:value-type="string" office:string-value="1174.5346058311495," calcext:value-type="string">
            <text:p>1174.5346058311495,</text:p>
          </table:table-cell>
          <table:table-cell table:formula="of:=CONCATENATE(TEXT([.C70];&quot;###,##&quot;);[.$L$1])" office:value-type="string" office:string-value="11.0," calcext:value-type="string">
            <text:p>11.0,</text:p>
          </table:table-cell>
          <table:table-cell table:style-name="ce1" table:formula="of:=CONCATENATE([.A70];[.$L$1])" office:value-type="string" office:string-value="537," calcext:value-type="string">
            <text:p>537,</text:p>
          </table:table-cell>
          <table:table-cell table:formula="of:=CONCATENATE([.D70];[.$L$1])" office:value-type="string" office:string-value="1237.9151776448045," calcext:value-type="string">
            <text:p>1237.9151776448045,</text:p>
          </table:table-cell>
          <table:table-cell/>
          <table:table-cell office:value-type="float" office:value="680" calcext:value-type="float">
            <text:p>680</text:p>
          </table:table-cell>
          <table:table-cell table:style-name="ce2" table:formula="of:=CONCATENATE([.O70];[.$L$1])" office:value-type="string" office:string-value="680," calcext:value-type="string">
            <text:p>680,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1177.046619599747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41.325413635111</text:p>
          </table:table-cell>
          <table:table-cell office:value-type="string" calcext:value-type="string">
            <text:p>269182.7066175733</text:p>
          </table:table-cell>
          <table:table-cell office:value-type="string" calcext:value-type="string">
            <text:p>101.45712758624384</text:p>
          </table:table-cell>
          <table:table-cell office:value-type="string" calcext:value-type="string">
            <text:p>0.038032108543721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1];&quot;###,##&quot;);[.$L$1])" office:value-type="string" office:string-value="1177.0466195997476," calcext:value-type="string">
            <text:p>1177.0466195997476,</text:p>
          </table:table-cell>
          <table:table-cell table:formula="of:=CONCATENATE(TEXT([.C71];&quot;###,##&quot;);[.$L$1])" office:value-type="string" office:string-value="11.0," calcext:value-type="string">
            <text:p>11.0,</text:p>
          </table:table-cell>
          <table:table-cell table:style-name="ce1" table:formula="of:=CONCATENATE([.A71];[.$L$1])" office:value-type="string" office:string-value="544," calcext:value-type="string">
            <text:p>544,</text:p>
          </table:table-cell>
          <table:table-cell table:formula="of:=CONCATENATE([.D71];[.$L$1])" office:value-type="string" office:string-value="1241.325413635111," calcext:value-type="string">
            <text:p>1241.325413635111,</text:p>
          </table:table-cell>
          <table:table-cell/>
          <table:table-cell office:value-type="float" office:value="690" calcext:value-type="float">
            <text:p>690</text:p>
          </table:table-cell>
          <table:table-cell table:style-name="ce2" table:formula="of:=CONCATENATE([.O71];[.$L$1])" office:value-type="string" office:string-value="690," calcext:value-type="string">
            <text:p>690,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1197.644834178789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8210637272832</text:p>
          </table:table-cell>
          <table:table-cell office:value-type="string" calcext:value-type="string">
            <text:p>5211.33583893603</text:p>
          </table:table-cell>
          <table:table-cell office:value-type="string" calcext:value-type="string">
            <text:p>102.24052111892082</text:p>
          </table:table-cell>
          <table:table-cell office:value-type="string" calcext:value-type="string">
            <text:p>0.00447289319597310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2];&quot;###,##&quot;);[.$L$1])" office:value-type="string" office:string-value="1197.6448341787896," calcext:value-type="string">
            <text:p>1197.6448341787896,</text:p>
          </table:table-cell>
          <table:table-cell table:formula="of:=CONCATENATE(TEXT([.C72];&quot;###,##&quot;);[.$L$1])" office:value-type="string" office:string-value="7.5," calcext:value-type="string">
            <text:p>7.5,</text:p>
          </table:table-cell>
          <table:table-cell table:style-name="ce1" table:formula="of:=CONCATENATE([.A72];[.$L$1])" office:value-type="string" office:string-value="549," calcext:value-type="string">
            <text:p>549,</text:p>
          </table:table-cell>
          <table:table-cell table:formula="of:=CONCATENATE([.D72];[.$L$1])" office:value-type="string" office:string-value="641.8210637272832," calcext:value-type="string">
            <text:p>641.8210637272832,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2" table:formula="of:=CONCATENATE([.O72];[.$L$1])" office:value-type="string" office:string-value="700," calcext:value-type="string">
            <text:p>700,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1211.823704875377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2.1895826205972</text:p>
          </table:table-cell>
          <table:table-cell office:value-type="string" calcext:value-type="string">
            <text:p>14910.767986092056</text:p>
          </table:table-cell>
          <table:table-cell office:value-type="string" calcext:value-type="string">
            <text:p>102.30394169318618</text:p>
          </table:table-cell>
          <table:table-cell office:value-type="string" calcext:value-type="string">
            <text:p>0.0116313798570845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3];&quot;###,##&quot;);[.$L$1])" office:value-type="string" office:string-value="1211.8237048753776," calcext:value-type="string">
            <text:p>1211.8237048753776,</text:p>
          </table:table-cell>
          <table:table-cell table:formula="of:=CONCATENATE(TEXT([.C73];&quot;###,##&quot;);[.$L$1])" office:value-type="string" office:string-value="7.5," calcext:value-type="string">
            <text:p>7.5,</text:p>
          </table:table-cell>
          <table:table-cell table:style-name="ce1" table:formula="of:=CONCATENATE([.A73];[.$L$1])" office:value-type="string" office:string-value="553," calcext:value-type="string">
            <text:p>553,</text:p>
          </table:table-cell>
          <table:table-cell table:formula="of:=CONCATENATE([.D73];[.$L$1])" office:value-type="string" office:string-value="642.1895826205972," calcext:value-type="string">
            <text:p>642.1895826205972,</text:p>
          </table:table-cell>
          <table:table-cell/>
          <table:table-cell office:value-type="float" office:value="710" calcext:value-type="float">
            <text:p>710</text:p>
          </table:table-cell>
          <table:table-cell table:style-name="ce2" table:formula="of:=CONCATENATE([.O73];[.$L$1])" office:value-type="string" office:string-value="710," calcext:value-type="string">
            <text:p>710,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1219.568424975478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2.1096555809247</text:p>
          </table:table-cell>
          <table:table-cell office:value-type="string" calcext:value-type="string">
            <text:p>14703.155011876328</text:p>
          </table:table-cell>
          <table:table-cell office:value-type="string" calcext:value-type="string">
            <text:p>102.39402347455726</text:p>
          </table:table-cell>
          <table:table-cell office:value-type="string" calcext:value-type="string">
            <text:p>0.0100787955588617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4];&quot;###,##&quot;);[.$L$1])" office:value-type="string" office:string-value="1219.5684249754786," calcext:value-type="string">
            <text:p>1219.5684249754786,</text:p>
          </table:table-cell>
          <table:table-cell table:formula="of:=CONCATENATE(TEXT([.C74];&quot;###,##&quot;);[.$L$1])" office:value-type="string" office:string-value="7.5," calcext:value-type="string">
            <text:p>7.5,</text:p>
          </table:table-cell>
          <table:table-cell table:style-name="ce1" table:formula="of:=CONCATENATE([.A74];[.$L$1])" office:value-type="string" office:string-value="560," calcext:value-type="string">
            <text:p>560,</text:p>
          </table:table-cell>
          <table:table-cell table:formula="of:=CONCATENATE([.D74];[.$L$1])" office:value-type="string" office:string-value="642.1096555809247," calcext:value-type="string">
            <text:p>642.1096555809247,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ce2" table:formula="of:=CONCATENATE([.O74];[.$L$1])" office:value-type="string" office:string-value="720," calcext:value-type="string">
            <text:p>720,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1233.931511245614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2565668814532</text:p>
          </table:table-cell>
          <table:table-cell office:value-type="string" calcext:value-type="string">
            <text:p>14805.544784843365</text:p>
          </table:table-cell>
          <table:table-cell office:value-type="string" calcext:value-type="string">
            <text:p>102.53878608466825</text:p>
          </table:table-cell>
          <table:table-cell office:value-type="string" calcext:value-type="string">
            <text:p>-0.0064924689996381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5];&quot;###,##&quot;);[.$L$1])" office:value-type="string" office:string-value="1233.9315112456145," calcext:value-type="string">
            <text:p>1233.9315112456145,</text:p>
          </table:table-cell>
          <table:table-cell table:formula="of:=CONCATENATE(TEXT([.C75];&quot;###,##&quot;);[.$L$1])" office:value-type="string" office:string-value="7.5," calcext:value-type="string">
            <text:p>7.5,</text:p>
          </table:table-cell>
          <table:table-cell table:style-name="ce1" table:formula="of:=CONCATENATE([.A75];[.$L$1])" office:value-type="string" office:string-value="562," calcext:value-type="string">
            <text:p>562,</text:p>
          </table:table-cell>
          <table:table-cell table:formula="of:=CONCATENATE([.D75];[.$L$1])" office:value-type="string" office:string-value="641.2565668814532," calcext:value-type="string">
            <text:p>641.2565668814532,</text:p>
          </table:table-cell>
          <table:table-cell/>
          <table:table-cell office:value-type="float" office:value="730" calcext:value-type="float">
            <text:p>730</text:p>
          </table:table-cell>
          <table:table-cell table:style-name="ce2" table:formula="of:=CONCATENATE([.O75];[.$L$1])" office:value-type="string" office:string-value="730," calcext:value-type="string">
            <text:p>730,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1238.5811453398346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6780373972368</text:p>
          </table:table-cell>
          <table:table-cell office:value-type="string" calcext:value-type="string">
            <text:p>14780.868402128106</text:p>
          </table:table-cell>
          <table:table-cell office:value-type="string" calcext:value-type="string">
            <text:p>101.43921833710351</text:p>
          </table:table-cell>
          <table:table-cell office:value-type="string" calcext:value-type="string">
            <text:p>0.0016946039565329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6];&quot;###,##&quot;);[.$L$1])" office:value-type="string" office:string-value="1238.5811453398346," calcext:value-type="string">
            <text:p>1238.5811453398346,</text:p>
          </table:table-cell>
          <table:table-cell table:formula="of:=CONCATENATE(TEXT([.C76];&quot;###,##&quot;);[.$L$1])" office:value-type="string" office:string-value="7.5," calcext:value-type="string">
            <text:p>7.5,</text:p>
          </table:table-cell>
          <table:table-cell table:style-name="ce1" table:formula="of:=CONCATENATE([.A76];[.$L$1])" office:value-type="string" office:string-value="569," calcext:value-type="string">
            <text:p>569,</text:p>
          </table:table-cell>
          <table:table-cell table:formula="of:=CONCATENATE([.D76];[.$L$1])" office:value-type="string" office:string-value="641.6780373972368," calcext:value-type="string">
            <text:p>641.6780373972368,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ce2" table:formula="of:=CONCATENATE([.O76];[.$L$1])" office:value-type="string" office:string-value="740," calcext:value-type="string">
            <text:p>740,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1252.144907968970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5765947957423</text:p>
          </table:table-cell>
          <table:table-cell office:value-type="string" calcext:value-type="string">
            <text:p>21203.24337890512</text:p>
          </table:table-cell>
          <table:table-cell office:value-type="string" calcext:value-type="string">
            <text:p>101.46220354292032</text:p>
          </table:table-cell>
          <table:table-cell office:value-type="string" calcext:value-type="string">
            <text:p>-2.7592054802181817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7];&quot;###,##&quot;);[.$L$1])" office:value-type="string" office:string-value="1252.1449079689705," calcext:value-type="string">
            <text:p>1252.1449079689705,</text:p>
          </table:table-cell>
          <table:table-cell table:formula="of:=CONCATENATE(TEXT([.C77];&quot;###,##&quot;);[.$L$1])" office:value-type="string" office:string-value="7.5," calcext:value-type="string">
            <text:p>7.5,</text:p>
          </table:table-cell>
          <table:table-cell table:style-name="ce1" table:formula="of:=CONCATENATE([.A77];[.$L$1])" office:value-type="string" office:string-value="578," calcext:value-type="string">
            <text:p>578,</text:p>
          </table:table-cell>
          <table:table-cell table:formula="of:=CONCATENATE([.D77];[.$L$1])" office:value-type="string" office:string-value="641.5765947957423," calcext:value-type="string">
            <text:p>641.5765947957423,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ce2" table:formula="of:=CONCATENATE([.O77];[.$L$1])" office:value-type="string" office:string-value="750," calcext:value-type="string">
            <text:p>750,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1270.5413511221525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641.6133351685385</text:p>
          </table:table-cell>
          <table:table-cell office:value-type="string" calcext:value-type="string">
            <text:p>26337.217869888835</text:p>
          </table:table-cell>
          <table:table-cell office:value-type="string" calcext:value-type="string">
            <text:p>100.78513844816999</text:p>
          </table:table-cell>
          <table:table-cell office:value-type="string" calcext:value-type="string">
            <text:p>4.37761907225625E-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8];&quot;###,##&quot;);[.$L$1])" office:value-type="string" office:string-value="1270.5413511221525," calcext:value-type="string">
            <text:p>1270.5413511221525,</text:p>
          </table:table-cell>
          <table:table-cell table:formula="of:=CONCATENATE(TEXT([.C78];&quot;###,##&quot;);[.$L$1])" office:value-type="string" office:string-value="7.5," calcext:value-type="string">
            <text:p>7.5,</text:p>
          </table:table-cell>
          <table:table-cell table:style-name="ce1" table:formula="of:=CONCATENATE([.A78];[.$L$1])" office:value-type="string" office:string-value="583," calcext:value-type="string">
            <text:p>583,</text:p>
          </table:table-cell>
          <table:table-cell table:formula="of:=CONCATENATE([.D78];[.$L$1])" office:value-type="string" office:string-value="641.6133351685385," calcext:value-type="string">
            <text:p>641.6133351685385,</text:p>
          </table:table-cell>
          <table:table-cell/>
          <table:table-cell office:value-type="float" office:value="760" calcext:value-type="float">
            <text:p>760</text:p>
          </table:table-cell>
          <table:table-cell table:style-name="ce2" table:formula="of:=CONCATENATE([.O78];[.$L$1])" office:value-type="string" office:string-value="760," calcext:value-type="string">
            <text:p>760,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1280.849692224801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51.59473213234486</text:p>
          </table:table-cell>
          <table:table-cell office:value-type="string" calcext:value-type="string">
            <text:p>10146.150399281785</text:p>
          </table:table-cell>
          <table:table-cell office:value-type="string" calcext:value-type="string">
            <text:p>100.78965104723142</text:p>
          </table:table-cell>
          <table:table-cell office:value-type="string" calcext:value-type="string">
            <text:p>0.0135325419263771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2</text:p>
          </table:table-cell>
          <table:table-cell table:formula="of:=CONCATENATE(TEXT([.B79];&quot;###,##&quot;);[.$L$1])" office:value-type="string" office:string-value="1280.8496922248016," calcext:value-type="string">
            <text:p>1280.8496922248016,</text:p>
          </table:table-cell>
          <table:table-cell table:formula="of:=CONCATENATE(TEXT([.C79];&quot;###,##&quot;);[.$L$1])" office:value-type="string" office:string-value="5.0," calcext:value-type="string">
            <text:p>5.0,</text:p>
          </table:table-cell>
          <table:table-cell table:style-name="ce1" table:formula="of:=CONCATENATE([.A79];[.$L$1])" office:value-type="string" office:string-value="606," calcext:value-type="string">
            <text:p>606,</text:p>
          </table:table-cell>
          <table:table-cell table:formula="of:=CONCATENATE([.D79];[.$L$1])" office:value-type="string" office:string-value="351.59473213234486," calcext:value-type="string">
            <text:p>351.59473213234486,</text:p>
          </table:table-cell>
          <table:table-cell/>
          <table:table-cell office:value-type="float" office:value="770" calcext:value-type="float">
            <text:p>770</text:p>
          </table:table-cell>
          <table:table-cell table:style-name="ce2" table:formula="of:=CONCATENATE([.O79];[.$L$1])" office:value-type="string" office:string-value="770," calcext:value-type="string">
            <text:p>770,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1328.85008220371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50.7281013386125</text:p>
          </table:table-cell>
          <table:table-cell office:value-type="string" calcext:value-type="string">
            <text:p>10270.274523418835</text:p>
          </table:table-cell>
          <table:table-cell office:value-type="string" calcext:value-type="string">
            <text:p>100.9778483482954</text:p>
          </table:table-cell>
          <table:table-cell office:value-type="string" calcext:value-type="string">
            <text:p>-0.01115779407739484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80];&quot;###,##&quot;);[.$L$1])" office:value-type="string" office:string-value="1328.8500822037145," calcext:value-type="string">
            <text:p>1328.8500822037145,</text:p>
          </table:table-cell>
          <table:table-cell table:formula="of:=CONCATENATE(TEXT([.C80];&quot;###,##&quot;);[.$L$1])" office:value-type="string" office:string-value="5.0," calcext:value-type="string">
            <text:p>5.0,</text:p>
          </table:table-cell>
          <table:table-cell table:style-name="ce1" table:formula="of:=CONCATENATE([.A80];[.$L$1])" office:value-type="string" office:string-value="631," calcext:value-type="string">
            <text:p>631,</text:p>
          </table:table-cell>
          <table:table-cell table:formula="of:=CONCATENATE([.D80];[.$L$1])" office:value-type="string" office:string-value="350.7281013386125," calcext:value-type="string">
            <text:p>350.7281013386125,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ce2" table:formula="of:=CONCATENATE([.O80];[.$L$1])" office:value-type="string" office:string-value="780," calcext:value-type="string">
            <text:p>780,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1364.1712349085126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00.58374219983904</text:p>
          </table:table-cell>
          <table:table-cell office:value-type="string" calcext:value-type="string">
            <text:p>0.0063425360467251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2</text:p>
          </table:table-cell>
          <table:table-cell table:formula="of:=CONCATENATE(TEXT([.B81];&quot;###,##&quot;);[.$L$1])" office:value-type="string" office:string-value="1364.1712349085126," calcext:value-type="string">
            <text:p>1364.1712349085126,</text:p>
          </table:table-cell>
          <table:table-cell table:formula="of:=CONCATENATE(TEXT([.C81];&quot;###,##&quot;);[.$L$1])" office:value-type="string" office:string-value="0.0," calcext:value-type="string">
            <text:p>0.0,</text:p>
          </table:table-cell>
          <table:table-cell table:style-name="ce1" table:formula="of:=CONCATENATE([.A81];[.$L$1])" office:value-type="string" office:string-value="654," calcext:value-type="string">
            <text:p>654,</text:p>
          </table:table-cell>
          <table:table-cell table:formula="of:=CONCATENATE([.D81];[.$L$1])" office:value-type="string" office:string-value="0.0," calcext:value-type="string">
            <text:p>0.0,</text:p>
          </table:table-cell>
          <table:table-cell/>
          <table:table-cell office:value-type="float" office:value="790" calcext:value-type="float">
            <text:p>790</text:p>
          </table:table-cell>
          <table:table-cell table:style-name="ce2" table:formula="of:=CONCATENATE([.O81];[.$L$1])" office:value-type="string" office:string-value="790," calcext:value-type="string">
            <text:p>790,</text:p>
          </table:table-cell>
        </table:table-row>
        <table:table-row table:style-name="ro1" table:number-rows-repeated="104849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9:20:17.793025698</dc:date>
    <meta:generator>LibreOffice/4.2.8.2$Linux_X86_64 LibreOffice_project/420m0$Build-2</meta:generator>
    <meta:editing-duration>PT6H39M56S</meta:editing-duration>
    <meta:editing-cycles>3</meta:editing-cycles>
    <meta:document-statistic meta:table-count="1" meta:cell-count="1205" meta:object-count="0"/>
  </office:meta>
</office:document-meta>
</file>